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6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Youtube ita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row table:style-name="ro1">
          <table:table-cell table:style-name="ce1" office:value-type="string" calcext:value-type="string">
            <text:p>itag value</text:p>
          </table:table-cell>
          <table:table-cell table:style-name="ce1" office:value-type="string" calcext:value-type="string">
            <text:p>Default container</text:p>
          </table:table-cell>
          <table:table-cell table:style-name="ce1" office:value-type="string" calcext:value-type="string">
            <text:p>Video resolution</text:p>
          </table:table-cell>
          <table:table-cell table:style-name="ce1" office:value-type="string" calcext:value-type="string">
            <text:p>Video encoding</text:p>
          </table:table-cell>
          <table:table-cell table:style-name="ce1" office:value-type="string" calcext:value-type="string">
            <text:p>Video profile</text:p>
          </table:table-cell>
          <table:table-cell table:style-name="ce1" office:value-type="string" calcext:value-type="string">
            <text:p>Video bitrate (Mbit/s)</text:p>
          </table:table-cell>
          <table:table-cell table:style-name="ce1" office:value-type="string" calcext:value-type="string">
            <text:p>Audio encoding</text:p>
          </table:table-cell>
          <table:table-cell table:style-name="ce1" office:value-type="string" calcext:value-type="string">
            <text:p>Audio bitrate (kbit/s)</text:p>
          </table:table-cell>
          <table:table-cell table:style-name="ce1" office:value-type="string" calcext:value-type="string">
            <text:p>JSON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Sorenson H.26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MP3</text:p>
          </table:table-cell>
          <table:table-cell office:value-type="float" office:value="64" calcext:value-type="float">
            <text:p>64</text:p>
          </table:table-cell>
          <table:table-cell table:formula="of:=&quot;&quot;&quot;&quot; &amp; [.A2] &amp; &quot;&quot;&quot;:{&quot;&quot;container&quot;&quot;:&quot; &amp; IF([.B2] &lt;&gt; &quot;&quot;; &quot;&quot;&quot;&quot; &amp; [.B2] &amp; &quot;&quot;&quot;&quot;; &quot;null&quot;) &amp; &quot;,&quot;&quot;videoResolution&quot;&quot;:&quot; &amp; IF([.C2] &lt;&gt; &quot;&quot;; &quot;&quot;&quot;&quot; &amp; [.C2] &amp; &quot;&quot;&quot;&quot;; &quot;null&quot;) &amp; &quot;,&quot;&quot;videoCodec&quot;&quot;:&quot; &amp; IF([.D2] &lt;&gt; &quot;&quot;; &quot;&quot;&quot;&quot; &amp; [.D2] &amp; &quot;&quot;&quot;&quot;; &quot;null&quot;) &amp; &quot;,&quot;&quot;videoProfile&quot;&quot;:&quot; &amp; IF([.E2] &lt;&gt; &quot;&quot;; &quot;&quot;&quot;&quot; &amp; [.E2] &amp; &quot;&quot;&quot;&quot;; &quot;null&quot;) &amp; &quot;,&quot;&quot;videoBitrate&quot;&quot;:&quot; &amp; IF([.F2] &lt;&gt; &quot;&quot;; &quot;&quot;&quot;&quot; &amp; [.F2] &amp; &quot;&quot;&quot;&quot;; &quot;null&quot;) &amp; &quot;,&quot;&quot;audioCodec&quot;&quot;:&quot; &amp; IF([.G2] &lt;&gt; &quot;&quot;; &quot;&quot;&quot;&quot; &amp; [.G2] &amp; &quot;&quot;&quot;&quot;; &quot;null&quot;) &amp; &quot;,&quot;&quot;audioBitrate&quot;&quot;:&quot; &amp; IF([.H2] &lt;&gt; &quot;&quot;; &quot;&quot;&quot;&quot; &amp; [.H2] &amp; &quot;&quot;&quot;&quot;; &quot;null&quot;) &amp; &quot;}&quot;" office:value-type="string" office:string-value="&quot;5&quot;:{&quot;container&quot;:&quot;FLV&quot;,&quot;videoResolution&quot;:&quot;240p&quot;,&quot;videoCodec&quot;:&quot;Sorenson H.263&quot;,&quot;videoProfile&quot;:null,&quot;videoBitrate&quot;:&quot;0.25&quot;,&quot;audioCodec&quot;:&quot;MP3&quot;,&quot;audioBitrate&quot;:&quot;64&quot;}" calcext:value-type="string">
            <text:p>"5":{"container":"FLV","videoResolution":"240p","videoCodec":"Sorenson H.263","videoProfile":null,"videoBitrate":"0.25","audioCodec":"MP3","audioBitrate":"64"}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Sorenson H.263</text:p>
          </table:table-cell>
          <table:table-cell/>
          <table:table-cell office:value-type="string" calcext:value-type="string">
            <text:p>0.8</text:p>
          </table:table-cell>
          <table:table-cell office:value-type="string" calcext:value-type="string">
            <text:p>MP3</text:p>
          </table:table-cell>
          <table:table-cell office:value-type="float" office:value="64" calcext:value-type="float">
            <text:p>64</text:p>
          </table:table-cell>
          <table:table-cell table:formula="of:=&quot;&quot;&quot;&quot; &amp; [.A3] &amp; &quot;&quot;&quot;:{&quot;&quot;container&quot;&quot;:&quot; &amp; IF([.B3] &lt;&gt; &quot;&quot;; &quot;&quot;&quot;&quot; &amp; [.B3] &amp; &quot;&quot;&quot;&quot;; &quot;null&quot;) &amp; &quot;,&quot;&quot;videoResolution&quot;&quot;:&quot; &amp; IF([.C3] &lt;&gt; &quot;&quot;; &quot;&quot;&quot;&quot; &amp; [.C3] &amp; &quot;&quot;&quot;&quot;; &quot;null&quot;) &amp; &quot;,&quot;&quot;videoCodec&quot;&quot;:&quot; &amp; IF([.D3] &lt;&gt; &quot;&quot;; &quot;&quot;&quot;&quot; &amp; [.D3] &amp; &quot;&quot;&quot;&quot;; &quot;null&quot;) &amp; &quot;,&quot;&quot;videoProfile&quot;&quot;:&quot; &amp; IF([.E3] &lt;&gt; &quot;&quot;; &quot;&quot;&quot;&quot; &amp; [.E3] &amp; &quot;&quot;&quot;&quot;; &quot;null&quot;) &amp; &quot;,&quot;&quot;videoBitrate&quot;&quot;:&quot; &amp; IF([.F3] &lt;&gt; &quot;&quot;; &quot;&quot;&quot;&quot; &amp; [.F3] &amp; &quot;&quot;&quot;&quot;; &quot;null&quot;) &amp; &quot;,&quot;&quot;audioCodec&quot;&quot;:&quot; &amp; IF([.G3] &lt;&gt; &quot;&quot;; &quot;&quot;&quot;&quot; &amp; [.G3] &amp; &quot;&quot;&quot;&quot;; &quot;null&quot;) &amp; &quot;,&quot;&quot;audioBitrate&quot;&quot;:&quot; &amp; IF([.H3] &lt;&gt; &quot;&quot;; &quot;&quot;&quot;&quot; &amp; [.H3] &amp; &quot;&quot;&quot;&quot;; &quot;null&quot;) &amp; &quot;}&quot;" office:value-type="string" office:string-value="&quot;6&quot;:{&quot;container&quot;:&quot;FLV&quot;,&quot;videoResolution&quot;:&quot;270p&quot;,&quot;videoCodec&quot;:&quot;Sorenson H.263&quot;,&quot;videoProfile&quot;:null,&quot;videoBitrate&quot;:&quot;0.8&quot;,&quot;audioCodec&quot;:&quot;MP3&quot;,&quot;audioBitrate&quot;:&quot;64&quot;}" calcext:value-type="string">
            <text:p>"6":{"container":"FLV","videoResolution":"270p","videoCodec":"Sorenson H.263","videoProfile":null,"videoBitrate":"0.8","audioCodec":"MP3","audioBitrate":"64"}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GP</text:p>
          </table:table-cell>
          <table:table-cell/>
          <table:table-cell office:value-type="string" calcext:value-type="string">
            <text:p>MPEG-4 Visual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AAC</text:p>
          </table:table-cell>
          <table:table-cell/>
          <table:table-cell table:formula="of:=&quot;&quot;&quot;&quot; &amp; [.A4] &amp; &quot;&quot;&quot;:{&quot;&quot;container&quot;&quot;:&quot; &amp; IF([.B4] &lt;&gt; &quot;&quot;; &quot;&quot;&quot;&quot; &amp; [.B4] &amp; &quot;&quot;&quot;&quot;; &quot;null&quot;) &amp; &quot;,&quot;&quot;videoResolution&quot;&quot;:&quot; &amp; IF([.C4] &lt;&gt; &quot;&quot;; &quot;&quot;&quot;&quot; &amp; [.C4] &amp; &quot;&quot;&quot;&quot;; &quot;null&quot;) &amp; &quot;,&quot;&quot;videoCodec&quot;&quot;:&quot; &amp; IF([.D4] &lt;&gt; &quot;&quot;; &quot;&quot;&quot;&quot; &amp; [.D4] &amp; &quot;&quot;&quot;&quot;; &quot;null&quot;) &amp; &quot;,&quot;&quot;videoProfile&quot;&quot;:&quot; &amp; IF([.E4] &lt;&gt; &quot;&quot;; &quot;&quot;&quot;&quot; &amp; [.E4] &amp; &quot;&quot;&quot;&quot;; &quot;null&quot;) &amp; &quot;,&quot;&quot;videoBitrate&quot;&quot;:&quot; &amp; IF([.F4] &lt;&gt; &quot;&quot;; &quot;&quot;&quot;&quot; &amp; [.F4] &amp; &quot;&quot;&quot;&quot;; &quot;null&quot;) &amp; &quot;,&quot;&quot;audioCodec&quot;&quot;:&quot; &amp; IF([.G4] &lt;&gt; &quot;&quot;; &quot;&quot;&quot;&quot; &amp; [.G4] &amp; &quot;&quot;&quot;&quot;; &quot;null&quot;) &amp; &quot;,&quot;&quot;audioBitrate&quot;&quot;:&quot; &amp; IF([.H4] &lt;&gt; &quot;&quot;; &quot;&quot;&quot;&quot; &amp; [.H4] &amp; &quot;&quot;&quot;&quot;; &quot;null&quot;) &amp; &quot;}&quot;" office:value-type="string" office:string-value="&quot;13&quot;:{&quot;container&quot;:&quot;3GP&quot;,&quot;videoResolution&quot;:null,&quot;videoCodec&quot;:&quot;MPEG-4 Visual&quot;,&quot;videoProfile&quot;:null,&quot;videoBitrate&quot;:&quot;0.5&quot;,&quot;audioCodec&quot;:&quot;AAC&quot;,&quot;audioBitrate&quot;:null}" calcext:value-type="string">
            <text:p>"13":{"container":"3GP","videoResolution":null,"videoCodec":"MPEG-4 Visual","videoProfile":null,"videoBitrate":"0.5","audioCodec":"AAC","audioBitrate":null}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GP</text:p>
          </table:table-cell>
          <table:table-cell office:value-type="string" calcext:value-type="string">
            <text:p>144p</text:p>
          </table:table-cell>
          <table:table-cell office:value-type="string" calcext:value-type="string">
            <text:p>MPEG-4 Visua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AAC</text:p>
          </table:table-cell>
          <table:table-cell office:value-type="float" office:value="24" calcext:value-type="float">
            <text:p>24</text:p>
          </table:table-cell>
          <table:table-cell table:formula="of:=&quot;&quot;&quot;&quot; &amp; [.A5] &amp; &quot;&quot;&quot;:{&quot;&quot;container&quot;&quot;:&quot; &amp; IF([.B5] &lt;&gt; &quot;&quot;; &quot;&quot;&quot;&quot; &amp; [.B5] &amp; &quot;&quot;&quot;&quot;; &quot;null&quot;) &amp; &quot;,&quot;&quot;videoResolution&quot;&quot;:&quot; &amp; IF([.C5] &lt;&gt; &quot;&quot;; &quot;&quot;&quot;&quot; &amp; [.C5] &amp; &quot;&quot;&quot;&quot;; &quot;null&quot;) &amp; &quot;,&quot;&quot;videoCodec&quot;&quot;:&quot; &amp; IF([.D5] &lt;&gt; &quot;&quot;; &quot;&quot;&quot;&quot; &amp; [.D5] &amp; &quot;&quot;&quot;&quot;; &quot;null&quot;) &amp; &quot;,&quot;&quot;videoProfile&quot;&quot;:&quot; &amp; IF([.E5] &lt;&gt; &quot;&quot;; &quot;&quot;&quot;&quot; &amp; [.E5] &amp; &quot;&quot;&quot;&quot;; &quot;null&quot;) &amp; &quot;,&quot;&quot;videoBitrate&quot;&quot;:&quot; &amp; IF([.F5] &lt;&gt; &quot;&quot;; &quot;&quot;&quot;&quot; &amp; [.F5] &amp; &quot;&quot;&quot;&quot;; &quot;null&quot;) &amp; &quot;,&quot;&quot;audioCodec&quot;&quot;:&quot; &amp; IF([.G5] &lt;&gt; &quot;&quot;; &quot;&quot;&quot;&quot; &amp; [.G5] &amp; &quot;&quot;&quot;&quot;; &quot;null&quot;) &amp; &quot;,&quot;&quot;audioBitrate&quot;&quot;:&quot; &amp; IF([.H5] &lt;&gt; &quot;&quot;; &quot;&quot;&quot;&quot; &amp; [.H5] &amp; &quot;&quot;&quot;&quot;; &quot;null&quot;) &amp; &quot;}&quot;" office:value-type="string" office:string-value="&quot;17&quot;:{&quot;container&quot;:&quot;3GP&quot;,&quot;videoResolution&quot;:&quot;144p&quot;,&quot;videoCodec&quot;:&quot;MPEG-4 Visual&quot;,&quot;videoProfile&quot;:&quot;Simple&quot;,&quot;videoBitrate&quot;:&quot;0.05&quot;,&quot;audioCodec&quot;:&quot;AAC&quot;,&quot;audioBitrate&quot;:&quot;24&quot;}" calcext:value-type="string">
            <text:p>"17":{"container":"3GP","videoResolution":"144p","videoCodec":"MPEG-4 Visual","videoProfile":"Simple","videoBitrate":"0.05","audioCodec":"AAC","audioBitrate":"24"}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AC</text:p>
          </table:table-cell>
          <table:table-cell office:value-type="float" office:value="96" calcext:value-type="float">
            <text:p>96</text:p>
          </table:table-cell>
          <table:table-cell table:formula="of:=&quot;&quot;&quot;&quot; &amp; [.A6] &amp; &quot;&quot;&quot;:{&quot;&quot;container&quot;&quot;:&quot; &amp; IF([.B6] &lt;&gt; &quot;&quot;; &quot;&quot;&quot;&quot; &amp; [.B6] &amp; &quot;&quot;&quot;&quot;; &quot;null&quot;) &amp; &quot;,&quot;&quot;videoResolution&quot;&quot;:&quot; &amp; IF([.C6] &lt;&gt; &quot;&quot;; &quot;&quot;&quot;&quot; &amp; [.C6] &amp; &quot;&quot;&quot;&quot;; &quot;null&quot;) &amp; &quot;,&quot;&quot;videoCodec&quot;&quot;:&quot; &amp; IF([.D6] &lt;&gt; &quot;&quot;; &quot;&quot;&quot;&quot; &amp; [.D6] &amp; &quot;&quot;&quot;&quot;; &quot;null&quot;) &amp; &quot;,&quot;&quot;videoProfile&quot;&quot;:&quot; &amp; IF([.E6] &lt;&gt; &quot;&quot;; &quot;&quot;&quot;&quot; &amp; [.E6] &amp; &quot;&quot;&quot;&quot;; &quot;null&quot;) &amp; &quot;,&quot;&quot;videoBitrate&quot;&quot;:&quot; &amp; IF([.F6] &lt;&gt; &quot;&quot;; &quot;&quot;&quot;&quot; &amp; [.F6] &amp; &quot;&quot;&quot;&quot;; &quot;null&quot;) &amp; &quot;,&quot;&quot;audioCodec&quot;&quot;:&quot; &amp; IF([.G6] &lt;&gt; &quot;&quot;; &quot;&quot;&quot;&quot; &amp; [.G6] &amp; &quot;&quot;&quot;&quot;; &quot;null&quot;) &amp; &quot;,&quot;&quot;audioBitrate&quot;&quot;:&quot; &amp; IF([.H6] &lt;&gt; &quot;&quot;; &quot;&quot;&quot;&quot; &amp; [.H6] &amp; &quot;&quot;&quot;&quot;; &quot;null&quot;) &amp; &quot;}&quot;" office:value-type="string" office:string-value="&quot;18&quot;:{&quot;container&quot;:&quot;MP4&quot;,&quot;videoResolution&quot;:&quot;360p&quot;,&quot;videoCodec&quot;:&quot;H.264&quot;,&quot;videoProfile&quot;:&quot;Baseline&quot;,&quot;videoBitrate&quot;:&quot;0.5&quot;,&quot;audioCodec&quot;:&quot;AAC&quot;,&quot;audioBitrate&quot;:&quot;96&quot;}" calcext:value-type="string">
            <text:p>"18":{"container":"MP4","videoResolution":"360p","videoCodec":"H.264","videoProfile":"Baseline","videoBitrate":"0.5","audioCodec":"AAC","audioBitrate":"96"}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AAC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7] &amp; &quot;&quot;&quot;:{&quot;&quot;container&quot;&quot;:&quot; &amp; IF([.B7] &lt;&gt; &quot;&quot;; &quot;&quot;&quot;&quot; &amp; [.B7] &amp; &quot;&quot;&quot;&quot;; &quot;null&quot;) &amp; &quot;,&quot;&quot;videoResolution&quot;&quot;:&quot; &amp; IF([.C7] &lt;&gt; &quot;&quot;; &quot;&quot;&quot;&quot; &amp; [.C7] &amp; &quot;&quot;&quot;&quot;; &quot;null&quot;) &amp; &quot;,&quot;&quot;videoCodec&quot;&quot;:&quot; &amp; IF([.D7] &lt;&gt; &quot;&quot;; &quot;&quot;&quot;&quot; &amp; [.D7] &amp; &quot;&quot;&quot;&quot;; &quot;null&quot;) &amp; &quot;,&quot;&quot;videoProfile&quot;&quot;:&quot; &amp; IF([.E7] &lt;&gt; &quot;&quot;; &quot;&quot;&quot;&quot; &amp; [.E7] &amp; &quot;&quot;&quot;&quot;; &quot;null&quot;) &amp; &quot;,&quot;&quot;videoBitrate&quot;&quot;:&quot; &amp; IF([.F7] &lt;&gt; &quot;&quot;; &quot;&quot;&quot;&quot; &amp; [.F7] &amp; &quot;&quot;&quot;&quot;; &quot;null&quot;) &amp; &quot;,&quot;&quot;audioCodec&quot;&quot;:&quot; &amp; IF([.G7] &lt;&gt; &quot;&quot;; &quot;&quot;&quot;&quot; &amp; [.G7] &amp; &quot;&quot;&quot;&quot;; &quot;null&quot;) &amp; &quot;,&quot;&quot;audioBitrate&quot;&quot;:&quot; &amp; IF([.H7] &lt;&gt; &quot;&quot;; &quot;&quot;&quot;&quot; &amp; [.H7] &amp; &quot;&quot;&quot;&quot;; &quot;null&quot;) &amp; &quot;}&quot;" office:value-type="string" office:string-value="&quot;22&quot;:{&quot;container&quot;:&quot;MP4&quot;,&quot;videoResolution&quot;:&quot;720p&quot;,&quot;videoCodec&quot;:&quot;H.264&quot;,&quot;videoProfile&quot;:&quot;High&quot;,&quot;videoBitrate&quot;:&quot;2-3&quot;,&quot;audioCodec&quot;:&quot;AAC&quot;,&quot;audioBitrate&quot;:&quot;192&quot;}" calcext:value-type="string">
            <text:p>"22":{"container":"MP4","videoResolution":"720p","videoCodec":"H.264","videoProfile":"High","videoBitrate":"2-3","audioCodec":"AAC","audioBitrate":"192"}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8] &amp; &quot;&quot;&quot;:{&quot;&quot;container&quot;&quot;:&quot; &amp; IF([.B8] &lt;&gt; &quot;&quot;; &quot;&quot;&quot;&quot; &amp; [.B8] &amp; &quot;&quot;&quot;&quot;; &quot;null&quot;) &amp; &quot;,&quot;&quot;videoResolution&quot;&quot;:&quot; &amp; IF([.C8] &lt;&gt; &quot;&quot;; &quot;&quot;&quot;&quot; &amp; [.C8] &amp; &quot;&quot;&quot;&quot;; &quot;null&quot;) &amp; &quot;,&quot;&quot;videoCodec&quot;&quot;:&quot; &amp; IF([.D8] &lt;&gt; &quot;&quot;; &quot;&quot;&quot;&quot; &amp; [.D8] &amp; &quot;&quot;&quot;&quot;; &quot;null&quot;) &amp; &quot;,&quot;&quot;videoProfile&quot;&quot;:&quot; &amp; IF([.E8] &lt;&gt; &quot;&quot;; &quot;&quot;&quot;&quot; &amp; [.E8] &amp; &quot;&quot;&quot;&quot;; &quot;null&quot;) &amp; &quot;,&quot;&quot;videoBitrate&quot;&quot;:&quot; &amp; IF([.F8] &lt;&gt; &quot;&quot;; &quot;&quot;&quot;&quot; &amp; [.F8] &amp; &quot;&quot;&quot;&quot;; &quot;null&quot;) &amp; &quot;,&quot;&quot;audioCodec&quot;&quot;:&quot; &amp; IF([.G8] &lt;&gt; &quot;&quot;; &quot;&quot;&quot;&quot; &amp; [.G8] &amp; &quot;&quot;&quot;&quot;; &quot;null&quot;) &amp; &quot;,&quot;&quot;audioBitrate&quot;&quot;:&quot; &amp; IF([.H8] &lt;&gt; &quot;&quot;; &quot;&quot;&quot;&quot; &amp; [.H8] &amp; &quot;&quot;&quot;&quot;; &quot;null&quot;) &amp; &quot;}&quot;" office:value-type="string" office:string-value="&quot;34&quot;:{&quot;container&quot;:&quot;FLV&quot;,&quot;videoResolution&quot;:&quot;360p&quot;,&quot;videoCodec&quot;:&quot;H.264&quot;,&quot;videoProfile&quot;:&quot;Main&quot;,&quot;videoBitrate&quot;:&quot;0.5&quot;,&quot;audioCodec&quot;:&quot;AAC&quot;,&quot;audioBitrate&quot;:&quot;128&quot;}" calcext:value-type="string">
            <text:p>"34":{"container":"FLV","videoResolution":"360p","videoCodec":"H.264","videoProfile":"Main","videoBitrate":"0.5"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4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8-1</text:p>
          </table:table-cell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9] &amp; &quot;&quot;&quot;:{&quot;&quot;container&quot;&quot;:&quot; &amp; IF([.B9] &lt;&gt; &quot;&quot;; &quot;&quot;&quot;&quot; &amp; [.B9] &amp; &quot;&quot;&quot;&quot;; &quot;null&quot;) &amp; &quot;,&quot;&quot;videoResolution&quot;&quot;:&quot; &amp; IF([.C9] &lt;&gt; &quot;&quot;; &quot;&quot;&quot;&quot; &amp; [.C9] &amp; &quot;&quot;&quot;&quot;; &quot;null&quot;) &amp; &quot;,&quot;&quot;videoCodec&quot;&quot;:&quot; &amp; IF([.D9] &lt;&gt; &quot;&quot;; &quot;&quot;&quot;&quot; &amp; [.D9] &amp; &quot;&quot;&quot;&quot;; &quot;null&quot;) &amp; &quot;,&quot;&quot;videoProfile&quot;&quot;:&quot; &amp; IF([.E9] &lt;&gt; &quot;&quot;; &quot;&quot;&quot;&quot; &amp; [.E9] &amp; &quot;&quot;&quot;&quot;; &quot;null&quot;) &amp; &quot;,&quot;&quot;videoBitrate&quot;&quot;:&quot; &amp; IF([.F9] &lt;&gt; &quot;&quot;; &quot;&quot;&quot;&quot; &amp; [.F9] &amp; &quot;&quot;&quot;&quot;; &quot;null&quot;) &amp; &quot;,&quot;&quot;audioCodec&quot;&quot;:&quot; &amp; IF([.G9] &lt;&gt; &quot;&quot;; &quot;&quot;&quot;&quot; &amp; [.G9] &amp; &quot;&quot;&quot;&quot;; &quot;null&quot;) &amp; &quot;,&quot;&quot;audioBitrate&quot;&quot;:&quot; &amp; IF([.H9] &lt;&gt; &quot;&quot;; &quot;&quot;&quot;&quot; &amp; [.H9] &amp; &quot;&quot;&quot;&quot;; &quot;null&quot;) &amp; &quot;}&quot;" office:value-type="string" office:string-value="&quot;35&quot;:{&quot;container&quot;:&quot;FLV&quot;,&quot;videoResolution&quot;:&quot;480p&quot;,&quot;videoCodec&quot;:&quot;H.264&quot;,&quot;videoProfile&quot;:&quot;Main&quot;,&quot;videoBitrate&quot;:&quot;0.8-1&quot;,&quot;audioCodec&quot;:&quot;AAC&quot;,&quot;audioBitrate&quot;:&quot;128&quot;}" calcext:value-type="string">
            <text:p>"35":{"container":"FLV","videoResolution":"480p","videoCodec":"H.264","videoProfile":"Main","videoBitrate":"0.8-1"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GP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MPEG-4 Visual</text:p>
          </table:table-cell>
          <table:table-cell office:value-type="string" calcext:value-type="string">
            <text:p>Simp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AC</text:p>
          </table:table-cell>
          <table:table-cell office:value-type="float" office:value="36" calcext:value-type="float">
            <text:p>36</text:p>
          </table:table-cell>
          <table:table-cell table:formula="of:=&quot;&quot;&quot;&quot; &amp; [.A10] &amp; &quot;&quot;&quot;:{&quot;&quot;container&quot;&quot;:&quot; &amp; IF([.B10] &lt;&gt; &quot;&quot;; &quot;&quot;&quot;&quot; &amp; [.B10] &amp; &quot;&quot;&quot;&quot;; &quot;null&quot;) &amp; &quot;,&quot;&quot;videoResolution&quot;&quot;:&quot; &amp; IF([.C10] &lt;&gt; &quot;&quot;; &quot;&quot;&quot;&quot; &amp; [.C10] &amp; &quot;&quot;&quot;&quot;; &quot;null&quot;) &amp; &quot;,&quot;&quot;videoCodec&quot;&quot;:&quot; &amp; IF([.D10] &lt;&gt; &quot;&quot;; &quot;&quot;&quot;&quot; &amp; [.D10] &amp; &quot;&quot;&quot;&quot;; &quot;null&quot;) &amp; &quot;,&quot;&quot;videoProfile&quot;&quot;:&quot; &amp; IF([.E10] &lt;&gt; &quot;&quot;; &quot;&quot;&quot;&quot; &amp; [.E10] &amp; &quot;&quot;&quot;&quot;; &quot;null&quot;) &amp; &quot;,&quot;&quot;videoBitrate&quot;&quot;:&quot; &amp; IF([.F10] &lt;&gt; &quot;&quot;; &quot;&quot;&quot;&quot; &amp; [.F10] &amp; &quot;&quot;&quot;&quot;; &quot;null&quot;) &amp; &quot;,&quot;&quot;audioCodec&quot;&quot;:&quot; &amp; IF([.G10] &lt;&gt; &quot;&quot;; &quot;&quot;&quot;&quot; &amp; [.G10] &amp; &quot;&quot;&quot;&quot;; &quot;null&quot;) &amp; &quot;,&quot;&quot;audioBitrate&quot;&quot;:&quot; &amp; IF([.H10] &lt;&gt; &quot;&quot;; &quot;&quot;&quot;&quot; &amp; [.H10] &amp; &quot;&quot;&quot;&quot;; &quot;null&quot;) &amp; &quot;}&quot;" office:value-type="string" office:string-value="&quot;36&quot;:{&quot;container&quot;:&quot;3GP&quot;,&quot;videoResolution&quot;:&quot;240p&quot;,&quot;videoCodec&quot;:&quot;MPEG-4 Visual&quot;,&quot;videoProfile&quot;:&quot;Simple&quot;,&quot;videoBitrate&quot;:&quot;175&quot;,&quot;audioCodec&quot;:&quot;AAC&quot;,&quot;audioBitrate&quot;:&quot;36&quot;}" calcext:value-type="string">
            <text:p>"36":{"container":"3GP","videoResolution":"240p","videoCodec":"MPEG-4 Visual","videoProfile":"Simple","videoBitrate":"175","audioCodec":"AAC","audioBitrate":"36"}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–5.9</text:p>
          </table:table-cell>
          <table:table-cell office:value-type="string" calcext:value-type="string">
            <text:p>AAC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11] &amp; &quot;&quot;&quot;:{&quot;&quot;container&quot;&quot;:&quot; &amp; IF([.B11] &lt;&gt; &quot;&quot;; &quot;&quot;&quot;&quot; &amp; [.B11] &amp; &quot;&quot;&quot;&quot;; &quot;null&quot;) &amp; &quot;,&quot;&quot;videoResolution&quot;&quot;:&quot; &amp; IF([.C11] &lt;&gt; &quot;&quot;; &quot;&quot;&quot;&quot; &amp; [.C11] &amp; &quot;&quot;&quot;&quot;; &quot;null&quot;) &amp; &quot;,&quot;&quot;videoCodec&quot;&quot;:&quot; &amp; IF([.D11] &lt;&gt; &quot;&quot;; &quot;&quot;&quot;&quot; &amp; [.D11] &amp; &quot;&quot;&quot;&quot;; &quot;null&quot;) &amp; &quot;,&quot;&quot;videoProfile&quot;&quot;:&quot; &amp; IF([.E11] &lt;&gt; &quot;&quot;; &quot;&quot;&quot;&quot; &amp; [.E11] &amp; &quot;&quot;&quot;&quot;; &quot;null&quot;) &amp; &quot;,&quot;&quot;videoBitrate&quot;&quot;:&quot; &amp; IF([.F11] &lt;&gt; &quot;&quot;; &quot;&quot;&quot;&quot; &amp; [.F11] &amp; &quot;&quot;&quot;&quot;; &quot;null&quot;) &amp; &quot;,&quot;&quot;audioCodec&quot;&quot;:&quot; &amp; IF([.G11] &lt;&gt; &quot;&quot;; &quot;&quot;&quot;&quot; &amp; [.G11] &amp; &quot;&quot;&quot;&quot;; &quot;null&quot;) &amp; &quot;,&quot;&quot;audioBitrate&quot;&quot;:&quot; &amp; IF([.H11] &lt;&gt; &quot;&quot;; &quot;&quot;&quot;&quot; &amp; [.H11] &amp; &quot;&quot;&quot;&quot;; &quot;null&quot;) &amp; &quot;}&quot;" office:value-type="string" office:string-value="&quot;37&quot;:{&quot;container&quot;:&quot;MP4&quot;,&quot;videoResolution&quot;:&quot;1080p&quot;,&quot;videoCodec&quot;:&quot;H.264&quot;,&quot;videoProfile&quot;:&quot;High&quot;,&quot;videoBitrate&quot;:&quot;3–5.9&quot;,&quot;audioCodec&quot;:&quot;AAC&quot;,&quot;audioBitrate&quot;:&quot;192&quot;}" calcext:value-type="string">
            <text:p>"37":{"container":"MP4","videoResolution":"1080p","videoCodec":"H.264","videoProfile":"High","videoBitrate":"3–5.9","audioCodec":"AAC","audioBitrate":"192"}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3072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.5-5</text:p>
          </table:table-cell>
          <table:table-cell office:value-type="string" calcext:value-type="string">
            <text:p>AAC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12] &amp; &quot;&quot;&quot;:{&quot;&quot;container&quot;&quot;:&quot; &amp; IF([.B12] &lt;&gt; &quot;&quot;; &quot;&quot;&quot;&quot; &amp; [.B12] &amp; &quot;&quot;&quot;&quot;; &quot;null&quot;) &amp; &quot;,&quot;&quot;videoResolution&quot;&quot;:&quot; &amp; IF([.C12] &lt;&gt; &quot;&quot;; &quot;&quot;&quot;&quot; &amp; [.C12] &amp; &quot;&quot;&quot;&quot;; &quot;null&quot;) &amp; &quot;,&quot;&quot;videoCodec&quot;&quot;:&quot; &amp; IF([.D12] &lt;&gt; &quot;&quot;; &quot;&quot;&quot;&quot; &amp; [.D12] &amp; &quot;&quot;&quot;&quot;; &quot;null&quot;) &amp; &quot;,&quot;&quot;videoProfile&quot;&quot;:&quot; &amp; IF([.E12] &lt;&gt; &quot;&quot;; &quot;&quot;&quot;&quot; &amp; [.E12] &amp; &quot;&quot;&quot;&quot;; &quot;null&quot;) &amp; &quot;,&quot;&quot;videoBitrate&quot;&quot;:&quot; &amp; IF([.F12] &lt;&gt; &quot;&quot;; &quot;&quot;&quot;&quot; &amp; [.F12] &amp; &quot;&quot;&quot;&quot;; &quot;null&quot;) &amp; &quot;,&quot;&quot;audioCodec&quot;&quot;:&quot; &amp; IF([.G12] &lt;&gt; &quot;&quot;; &quot;&quot;&quot;&quot; &amp; [.G12] &amp; &quot;&quot;&quot;&quot;; &quot;null&quot;) &amp; &quot;,&quot;&quot;audioBitrate&quot;&quot;:&quot; &amp; IF([.H12] &lt;&gt; &quot;&quot;; &quot;&quot;&quot;&quot; &amp; [.H12] &amp; &quot;&quot;&quot;&quot;; &quot;null&quot;) &amp; &quot;}&quot;" office:value-type="string" office:string-value="&quot;38&quot;:{&quot;container&quot;:&quot;MP4&quot;,&quot;videoResolution&quot;:&quot;3072p&quot;,&quot;videoCodec&quot;:&quot;H.264&quot;,&quot;videoProfile&quot;:&quot;High&quot;,&quot;videoBitrate&quot;:&quot;3.5-5&quot;,&quot;audioCodec&quot;:&quot;AAC&quot;,&quot;audioBitrate&quot;:&quot;192&quot;}" calcext:value-type="string">
            <text:p>"38":{"container":"MP4","videoResolution":"3072p","videoCodec":"H.264","videoProfile":"High","videoBitrate":"3.5-5","audioCodec":"AAC","audioBitrate":"192"}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VP8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Vorbis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13] &amp; &quot;&quot;&quot;:{&quot;&quot;container&quot;&quot;:&quot; &amp; IF([.B13] &lt;&gt; &quot;&quot;; &quot;&quot;&quot;&quot; &amp; [.B13] &amp; &quot;&quot;&quot;&quot;; &quot;null&quot;) &amp; &quot;,&quot;&quot;videoResolution&quot;&quot;:&quot; &amp; IF([.C13] &lt;&gt; &quot;&quot;; &quot;&quot;&quot;&quot; &amp; [.C13] &amp; &quot;&quot;&quot;&quot;; &quot;null&quot;) &amp; &quot;,&quot;&quot;videoCodec&quot;&quot;:&quot; &amp; IF([.D13] &lt;&gt; &quot;&quot;; &quot;&quot;&quot;&quot; &amp; [.D13] &amp; &quot;&quot;&quot;&quot;; &quot;null&quot;) &amp; &quot;,&quot;&quot;videoProfile&quot;&quot;:&quot; &amp; IF([.E13] &lt;&gt; &quot;&quot;; &quot;&quot;&quot;&quot; &amp; [.E13] &amp; &quot;&quot;&quot;&quot;; &quot;null&quot;) &amp; &quot;,&quot;&quot;videoBitrate&quot;&quot;:&quot; &amp; IF([.F13] &lt;&gt; &quot;&quot;; &quot;&quot;&quot;&quot; &amp; [.F13] &amp; &quot;&quot;&quot;&quot;; &quot;null&quot;) &amp; &quot;,&quot;&quot;audioCodec&quot;&quot;:&quot; &amp; IF([.G13] &lt;&gt; &quot;&quot;; &quot;&quot;&quot;&quot; &amp; [.G13] &amp; &quot;&quot;&quot;&quot;; &quot;null&quot;) &amp; &quot;,&quot;&quot;audioBitrate&quot;&quot;:&quot; &amp; IF([.H13] &lt;&gt; &quot;&quot;; &quot;&quot;&quot;&quot; &amp; [.H13] &amp; &quot;&quot;&quot;&quot;; &quot;null&quot;) &amp; &quot;}&quot;" office:value-type="string" office:string-value="&quot;43&quot;:{&quot;container&quot;:&quot;WebM&quot;,&quot;videoResolution&quot;:&quot;360p&quot;,&quot;videoCodec&quot;:&quot;VP8&quot;,&quot;videoProfile&quot;:null,&quot;videoBitrate&quot;:&quot;0.5&quot;,&quot;audioCodec&quot;:&quot;Vorbis&quot;,&quot;audioBitrate&quot;:&quot;128&quot;}" calcext:value-type="string">
            <text:p>"43":{"container":"WebM","videoResolution":"360p","videoCodec":"VP8","videoProfile":null,"videoBitrate":"0.5","audioCodec":"Vorbis","audioBitrate":"128"}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480p</text:p>
          </table:table-cell>
          <table:table-cell office:value-type="string" calcext:value-type="string">
            <text:p>VP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rbis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14] &amp; &quot;&quot;&quot;:{&quot;&quot;container&quot;&quot;:&quot; &amp; IF([.B14] &lt;&gt; &quot;&quot;; &quot;&quot;&quot;&quot; &amp; [.B14] &amp; &quot;&quot;&quot;&quot;; &quot;null&quot;) &amp; &quot;,&quot;&quot;videoResolution&quot;&quot;:&quot; &amp; IF([.C14] &lt;&gt; &quot;&quot;; &quot;&quot;&quot;&quot; &amp; [.C14] &amp; &quot;&quot;&quot;&quot;; &quot;null&quot;) &amp; &quot;,&quot;&quot;videoCodec&quot;&quot;:&quot; &amp; IF([.D14] &lt;&gt; &quot;&quot;; &quot;&quot;&quot;&quot; &amp; [.D14] &amp; &quot;&quot;&quot;&quot;; &quot;null&quot;) &amp; &quot;,&quot;&quot;videoProfile&quot;&quot;:&quot; &amp; IF([.E14] &lt;&gt; &quot;&quot;; &quot;&quot;&quot;&quot; &amp; [.E14] &amp; &quot;&quot;&quot;&quot;; &quot;null&quot;) &amp; &quot;,&quot;&quot;videoBitrate&quot;&quot;:&quot; &amp; IF([.F14] &lt;&gt; &quot;&quot;; &quot;&quot;&quot;&quot; &amp; [.F14] &amp; &quot;&quot;&quot;&quot;; &quot;null&quot;) &amp; &quot;,&quot;&quot;audioCodec&quot;&quot;:&quot; &amp; IF([.G14] &lt;&gt; &quot;&quot;; &quot;&quot;&quot;&quot; &amp; [.G14] &amp; &quot;&quot;&quot;&quot;; &quot;null&quot;) &amp; &quot;,&quot;&quot;audioBitrate&quot;&quot;:&quot; &amp; IF([.H14] &lt;&gt; &quot;&quot;; &quot;&quot;&quot;&quot; &amp; [.H14] &amp; &quot;&quot;&quot;&quot;; &quot;null&quot;) &amp; &quot;}&quot;" office:value-type="string" office:string-value="&quot;44&quot;:{&quot;container&quot;:&quot;WebM&quot;,&quot;videoResolution&quot;:&quot;480p&quot;,&quot;videoCodec&quot;:&quot;VP8&quot;,&quot;videoProfile&quot;:null,&quot;videoBitrate&quot;:&quot;1&quot;,&quot;audioCodec&quot;:&quot;Vorbis&quot;,&quot;audioBitrate&quot;:&quot;128&quot;}" calcext:value-type="string">
            <text:p>"44":{"container":"WebM","videoResolution":"480p","videoCodec":"VP8","videoProfile":null,"videoBitrate":"1","audioCodec":"Vorbis","audioBitrate":"128"}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V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rbis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15] &amp; &quot;&quot;&quot;:{&quot;&quot;container&quot;&quot;:&quot; &amp; IF([.B15] &lt;&gt; &quot;&quot;; &quot;&quot;&quot;&quot; &amp; [.B15] &amp; &quot;&quot;&quot;&quot;; &quot;null&quot;) &amp; &quot;,&quot;&quot;videoResolution&quot;&quot;:&quot; &amp; IF([.C15] &lt;&gt; &quot;&quot;; &quot;&quot;&quot;&quot; &amp; [.C15] &amp; &quot;&quot;&quot;&quot;; &quot;null&quot;) &amp; &quot;,&quot;&quot;videoCodec&quot;&quot;:&quot; &amp; IF([.D15] &lt;&gt; &quot;&quot;; &quot;&quot;&quot;&quot; &amp; [.D15] &amp; &quot;&quot;&quot;&quot;; &quot;null&quot;) &amp; &quot;,&quot;&quot;videoProfile&quot;&quot;:&quot; &amp; IF([.E15] &lt;&gt; &quot;&quot;; &quot;&quot;&quot;&quot; &amp; [.E15] &amp; &quot;&quot;&quot;&quot;; &quot;null&quot;) &amp; &quot;,&quot;&quot;videoBitrate&quot;&quot;:&quot; &amp; IF([.F15] &lt;&gt; &quot;&quot;; &quot;&quot;&quot;&quot; &amp; [.F15] &amp; &quot;&quot;&quot;&quot;; &quot;null&quot;) &amp; &quot;,&quot;&quot;audioCodec&quot;&quot;:&quot; &amp; IF([.G15] &lt;&gt; &quot;&quot;; &quot;&quot;&quot;&quot; &amp; [.G15] &amp; &quot;&quot;&quot;&quot;; &quot;null&quot;) &amp; &quot;,&quot;&quot;audioBitrate&quot;&quot;:&quot; &amp; IF([.H15] &lt;&gt; &quot;&quot;; &quot;&quot;&quot;&quot; &amp; [.H15] &amp; &quot;&quot;&quot;&quot;; &quot;null&quot;) &amp; &quot;}&quot;" office:value-type="string" office:string-value="&quot;45&quot;:{&quot;container&quot;:&quot;WebM&quot;,&quot;videoResolution&quot;:&quot;720p&quot;,&quot;videoCodec&quot;:&quot;VP8&quot;,&quot;videoProfile&quot;:null,&quot;videoBitrate&quot;:&quot;2&quot;,&quot;audioCodec&quot;:&quot;Vorbis&quot;,&quot;audioBitrate&quot;:&quot;192&quot;}" calcext:value-type="string">
            <text:p>"45":{"container":"WebM","videoResolution":"720p","videoCodec":"VP8","videoProfile":null,"videoBitrate":"2","audioCodec":"Vorbis","audioBitrate":"192"}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VP8</text:p>
          </table:table-cell>
          <table:table-cell table:number-columns-repeated="2"/>
          <table:table-cell office:value-type="string" calcext:value-type="string">
            <text:p>Vorbis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16] &amp; &quot;&quot;&quot;:{&quot;&quot;container&quot;&quot;:&quot; &amp; IF([.B16] &lt;&gt; &quot;&quot;; &quot;&quot;&quot;&quot; &amp; [.B16] &amp; &quot;&quot;&quot;&quot;; &quot;null&quot;) &amp; &quot;,&quot;&quot;videoResolution&quot;&quot;:&quot; &amp; IF([.C16] &lt;&gt; &quot;&quot;; &quot;&quot;&quot;&quot; &amp; [.C16] &amp; &quot;&quot;&quot;&quot;; &quot;null&quot;) &amp; &quot;,&quot;&quot;videoCodec&quot;&quot;:&quot; &amp; IF([.D16] &lt;&gt; &quot;&quot;; &quot;&quot;&quot;&quot; &amp; [.D16] &amp; &quot;&quot;&quot;&quot;; &quot;null&quot;) &amp; &quot;,&quot;&quot;videoProfile&quot;&quot;:&quot; &amp; IF([.E16] &lt;&gt; &quot;&quot;; &quot;&quot;&quot;&quot; &amp; [.E16] &amp; &quot;&quot;&quot;&quot;; &quot;null&quot;) &amp; &quot;,&quot;&quot;videoBitrate&quot;&quot;:&quot; &amp; IF([.F16] &lt;&gt; &quot;&quot;; &quot;&quot;&quot;&quot; &amp; [.F16] &amp; &quot;&quot;&quot;&quot;; &quot;null&quot;) &amp; &quot;,&quot;&quot;audioCodec&quot;&quot;:&quot; &amp; IF([.G16] &lt;&gt; &quot;&quot;; &quot;&quot;&quot;&quot; &amp; [.G16] &amp; &quot;&quot;&quot;&quot;; &quot;null&quot;) &amp; &quot;,&quot;&quot;audioBitrate&quot;&quot;:&quot; &amp; IF([.H16] &lt;&gt; &quot;&quot;; &quot;&quot;&quot;&quot; &amp; [.H16] &amp; &quot;&quot;&quot;&quot;; &quot;null&quot;) &amp; &quot;}&quot;" office:value-type="string" office:string-value="&quot;46&quot;:{&quot;container&quot;:&quot;WebM&quot;,&quot;videoResolution&quot;:&quot;1080p&quot;,&quot;videoCodec&quot;:&quot;VP8&quot;,&quot;videoProfile&quot;:null,&quot;videoBitrate&quot;:null,&quot;audioCodec&quot;:&quot;Vorbis&quot;,&quot;audioBitrate&quot;:&quot;192&quot;}" calcext:value-type="string">
            <text:p>"46":{"container":"WebM","videoResolution":"1080p","videoCodec":"VP8","videoProfile":null,"videoBitrate":null,"audioCodec":"Vorbis","audioBitrate":"192"}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AC</text:p>
          </table:table-cell>
          <table:table-cell office:value-type="float" office:value="96" calcext:value-type="float">
            <text:p>96</text:p>
          </table:table-cell>
          <table:table-cell table:formula="of:=&quot;&quot;&quot;&quot; &amp; [.A17] &amp; &quot;&quot;&quot;:{&quot;&quot;container&quot;&quot;:&quot; &amp; IF([.B17] &lt;&gt; &quot;&quot;; &quot;&quot;&quot;&quot; &amp; [.B17] &amp; &quot;&quot;&quot;&quot;; &quot;null&quot;) &amp; &quot;,&quot;&quot;videoResolution&quot;&quot;:&quot; &amp; IF([.C17] &lt;&gt; &quot;&quot;; &quot;&quot;&quot;&quot; &amp; [.C17] &amp; &quot;&quot;&quot;&quot;; &quot;null&quot;) &amp; &quot;,&quot;&quot;videoCodec&quot;&quot;:&quot; &amp; IF([.D17] &lt;&gt; &quot;&quot;; &quot;&quot;&quot;&quot; &amp; [.D17] &amp; &quot;&quot;&quot;&quot;; &quot;null&quot;) &amp; &quot;,&quot;&quot;videoProfile&quot;&quot;:&quot; &amp; IF([.E17] &lt;&gt; &quot;&quot;; &quot;&quot;&quot;&quot; &amp; [.E17] &amp; &quot;&quot;&quot;&quot;; &quot;null&quot;) &amp; &quot;,&quot;&quot;videoBitrate&quot;&quot;:&quot; &amp; IF([.F17] &lt;&gt; &quot;&quot;; &quot;&quot;&quot;&quot; &amp; [.F17] &amp; &quot;&quot;&quot;&quot;; &quot;null&quot;) &amp; &quot;,&quot;&quot;audioCodec&quot;&quot;:&quot; &amp; IF([.G17] &lt;&gt; &quot;&quot;; &quot;&quot;&quot;&quot; &amp; [.G17] &amp; &quot;&quot;&quot;&quot;; &quot;null&quot;) &amp; &quot;,&quot;&quot;audioBitrate&quot;&quot;:&quot; &amp; IF([.H17] &lt;&gt; &quot;&quot;; &quot;&quot;&quot;&quot; &amp; [.H17] &amp; &quot;&quot;&quot;&quot;; &quot;null&quot;) &amp; &quot;}&quot;" office:value-type="string" office:string-value="&quot;82&quot;:{&quot;container&quot;:&quot;MP4&quot;,&quot;videoResolution&quot;:&quot;360p&quot;,&quot;videoCodec&quot;:&quot;H.264&quot;,&quot;videoProfile&quot;:&quot;3D&quot;,&quot;videoBitrate&quot;:&quot;0.5&quot;,&quot;audioCodec&quot;:&quot;AAC&quot;,&quot;audioBitrate&quot;:&quot;96&quot;}" calcext:value-type="string">
            <text:p>"82":{"container":"MP4","videoResolution":"360p","videoCodec":"H.264","videoProfile":"3D","videoBitrate":"0.5","audioCodec":"AAC","audioBitrate":"96"}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AC</text:p>
          </table:table-cell>
          <table:table-cell office:value-type="float" office:value="96" calcext:value-type="float">
            <text:p>96</text:p>
          </table:table-cell>
          <table:table-cell table:formula="of:=&quot;&quot;&quot;&quot; &amp; [.A18] &amp; &quot;&quot;&quot;:{&quot;&quot;container&quot;&quot;:&quot; &amp; IF([.B18] &lt;&gt; &quot;&quot;; &quot;&quot;&quot;&quot; &amp; [.B18] &amp; &quot;&quot;&quot;&quot;; &quot;null&quot;) &amp; &quot;,&quot;&quot;videoResolution&quot;&quot;:&quot; &amp; IF([.C18] &lt;&gt; &quot;&quot;; &quot;&quot;&quot;&quot; &amp; [.C18] &amp; &quot;&quot;&quot;&quot;; &quot;null&quot;) &amp; &quot;,&quot;&quot;videoCodec&quot;&quot;:&quot; &amp; IF([.D18] &lt;&gt; &quot;&quot;; &quot;&quot;&quot;&quot; &amp; [.D18] &amp; &quot;&quot;&quot;&quot;; &quot;null&quot;) &amp; &quot;,&quot;&quot;videoProfile&quot;&quot;:&quot; &amp; IF([.E18] &lt;&gt; &quot;&quot;; &quot;&quot;&quot;&quot; &amp; [.E18] &amp; &quot;&quot;&quot;&quot;; &quot;null&quot;) &amp; &quot;,&quot;&quot;videoBitrate&quot;&quot;:&quot; &amp; IF([.F18] &lt;&gt; &quot;&quot;; &quot;&quot;&quot;&quot; &amp; [.F18] &amp; &quot;&quot;&quot;&quot;; &quot;null&quot;) &amp; &quot;,&quot;&quot;audioCodec&quot;&quot;:&quot; &amp; IF([.G18] &lt;&gt; &quot;&quot;; &quot;&quot;&quot;&quot; &amp; [.G18] &amp; &quot;&quot;&quot;&quot;; &quot;null&quot;) &amp; &quot;,&quot;&quot;audioBitrate&quot;&quot;:&quot; &amp; IF([.H18] &lt;&gt; &quot;&quot;; &quot;&quot;&quot;&quot; &amp; [.H18] &amp; &quot;&quot;&quot;&quot;; &quot;null&quot;) &amp; &quot;}&quot;" office:value-type="string" office:string-value="&quot;83&quot;:{&quot;container&quot;:&quot;MP4&quot;,&quot;videoResolution&quot;:&quot;240p&quot;,&quot;videoCodec&quot;:&quot;H.264&quot;,&quot;videoProfile&quot;:&quot;3D&quot;,&quot;videoBitrate&quot;:&quot;0.5&quot;,&quot;audioCodec&quot;:&quot;AAC&quot;,&quot;audioBitrate&quot;:&quot;96&quot;}" calcext:value-type="string">
            <text:p>"83":{"container":"MP4","videoResolution":"240p","videoCodec":"H.264","videoProfile":"3D","videoBitrate":"0.5","audioCodec":"AAC","audioBitrate":"96"}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AAC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19] &amp; &quot;&quot;&quot;:{&quot;&quot;container&quot;&quot;:&quot; &amp; IF([.B19] &lt;&gt; &quot;&quot;; &quot;&quot;&quot;&quot; &amp; [.B19] &amp; &quot;&quot;&quot;&quot;; &quot;null&quot;) &amp; &quot;,&quot;&quot;videoResolution&quot;&quot;:&quot; &amp; IF([.C19] &lt;&gt; &quot;&quot;; &quot;&quot;&quot;&quot; &amp; [.C19] &amp; &quot;&quot;&quot;&quot;; &quot;null&quot;) &amp; &quot;,&quot;&quot;videoCodec&quot;&quot;:&quot; &amp; IF([.D19] &lt;&gt; &quot;&quot;; &quot;&quot;&quot;&quot; &amp; [.D19] &amp; &quot;&quot;&quot;&quot;; &quot;null&quot;) &amp; &quot;,&quot;&quot;videoProfile&quot;&quot;:&quot; &amp; IF([.E19] &lt;&gt; &quot;&quot;; &quot;&quot;&quot;&quot; &amp; [.E19] &amp; &quot;&quot;&quot;&quot;; &quot;null&quot;) &amp; &quot;,&quot;&quot;videoBitrate&quot;&quot;:&quot; &amp; IF([.F19] &lt;&gt; &quot;&quot;; &quot;&quot;&quot;&quot; &amp; [.F19] &amp; &quot;&quot;&quot;&quot;; &quot;null&quot;) &amp; &quot;,&quot;&quot;audioCodec&quot;&quot;:&quot; &amp; IF([.G19] &lt;&gt; &quot;&quot;; &quot;&quot;&quot;&quot; &amp; [.G19] &amp; &quot;&quot;&quot;&quot;; &quot;null&quot;) &amp; &quot;,&quot;&quot;audioBitrate&quot;&quot;:&quot; &amp; IF([.H19] &lt;&gt; &quot;&quot;; &quot;&quot;&quot;&quot; &amp; [.H19] &amp; &quot;&quot;&quot;&quot;; &quot;null&quot;) &amp; &quot;}&quot;" office:value-type="string" office:string-value="&quot;84&quot;:{&quot;container&quot;:&quot;MP4&quot;,&quot;videoResolution&quot;:&quot;720p&quot;,&quot;videoCodec&quot;:&quot;H.264&quot;,&quot;videoProfile&quot;:&quot;3D&quot;,&quot;videoBitrate&quot;:&quot;2-3&quot;,&quot;audioCodec&quot;:&quot;AAC&quot;,&quot;audioBitrate&quot;:&quot;192&quot;}" calcext:value-type="string">
            <text:p>"84":{"container":"MP4","videoResolution":"720p","videoCodec":"H.264","videoProfile":"3D","videoBitrate":"2-3","audioCodec":"AAC","audioBitrate":"192"}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AC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20] &amp; &quot;&quot;&quot;:{&quot;&quot;container&quot;&quot;:&quot; &amp; IF([.B20] &lt;&gt; &quot;&quot;; &quot;&quot;&quot;&quot; &amp; [.B20] &amp; &quot;&quot;&quot;&quot;; &quot;null&quot;) &amp; &quot;,&quot;&quot;videoResolution&quot;&quot;:&quot; &amp; IF([.C20] &lt;&gt; &quot;&quot;; &quot;&quot;&quot;&quot; &amp; [.C20] &amp; &quot;&quot;&quot;&quot;; &quot;null&quot;) &amp; &quot;,&quot;&quot;videoCodec&quot;&quot;:&quot; &amp; IF([.D20] &lt;&gt; &quot;&quot;; &quot;&quot;&quot;&quot; &amp; [.D20] &amp; &quot;&quot;&quot;&quot;; &quot;null&quot;) &amp; &quot;,&quot;&quot;videoProfile&quot;&quot;:&quot; &amp; IF([.E20] &lt;&gt; &quot;&quot;; &quot;&quot;&quot;&quot; &amp; [.E20] &amp; &quot;&quot;&quot;&quot;; &quot;null&quot;) &amp; &quot;,&quot;&quot;videoBitrate&quot;&quot;:&quot; &amp; IF([.F20] &lt;&gt; &quot;&quot;; &quot;&quot;&quot;&quot; &amp; [.F20] &amp; &quot;&quot;&quot;&quot;; &quot;null&quot;) &amp; &quot;,&quot;&quot;audioCodec&quot;&quot;:&quot; &amp; IF([.G20] &lt;&gt; &quot;&quot;; &quot;&quot;&quot;&quot; &amp; [.G20] &amp; &quot;&quot;&quot;&quot;; &quot;null&quot;) &amp; &quot;,&quot;&quot;audioBitrate&quot;&quot;:&quot; &amp; IF([.H20] &lt;&gt; &quot;&quot;; &quot;&quot;&quot;&quot; &amp; [.H20] &amp; &quot;&quot;&quot;&quot;; &quot;null&quot;) &amp; &quot;}&quot;" office:value-type="string" office:string-value="&quot;85&quot;:{&quot;container&quot;:&quot;MP4&quot;,&quot;videoResolution&quot;:&quot;1080p&quot;,&quot;videoCodec&quot;:&quot;H.264&quot;,&quot;videoProfile&quot;:&quot;3D&quot;,&quot;videoBitrate&quot;:&quot;3-4&quot;,&quot;audioCodec&quot;:&quot;AAC&quot;,&quot;audioBitrate&quot;:&quot;192&quot;}" calcext:value-type="string">
            <text:p>"85":{"container":"MP4","videoResolution":"1080p","videoCodec":"H.264","videoProfile":"3D","videoBitrate":"3-4","audioCodec":"AAC","audioBitrate":"192"}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VP8</text:p>
          </table:table-cell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Vorbis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21] &amp; &quot;&quot;&quot;:{&quot;&quot;container&quot;&quot;:&quot; &amp; IF([.B21] &lt;&gt; &quot;&quot;; &quot;&quot;&quot;&quot; &amp; [.B21] &amp; &quot;&quot;&quot;&quot;; &quot;null&quot;) &amp; &quot;,&quot;&quot;videoResolution&quot;&quot;:&quot; &amp; IF([.C21] &lt;&gt; &quot;&quot;; &quot;&quot;&quot;&quot; &amp; [.C21] &amp; &quot;&quot;&quot;&quot;; &quot;null&quot;) &amp; &quot;,&quot;&quot;videoCodec&quot;&quot;:&quot; &amp; IF([.D21] &lt;&gt; &quot;&quot;; &quot;&quot;&quot;&quot; &amp; [.D21] &amp; &quot;&quot;&quot;&quot;; &quot;null&quot;) &amp; &quot;,&quot;&quot;videoProfile&quot;&quot;:&quot; &amp; IF([.E21] &lt;&gt; &quot;&quot;; &quot;&quot;&quot;&quot; &amp; [.E21] &amp; &quot;&quot;&quot;&quot;; &quot;null&quot;) &amp; &quot;,&quot;&quot;videoBitrate&quot;&quot;:&quot; &amp; IF([.F21] &lt;&gt; &quot;&quot;; &quot;&quot;&quot;&quot; &amp; [.F21] &amp; &quot;&quot;&quot;&quot;; &quot;null&quot;) &amp; &quot;,&quot;&quot;audioCodec&quot;&quot;:&quot; &amp; IF([.G21] &lt;&gt; &quot;&quot;; &quot;&quot;&quot;&quot; &amp; [.G21] &amp; &quot;&quot;&quot;&quot;; &quot;null&quot;) &amp; &quot;,&quot;&quot;audioBitrate&quot;&quot;:&quot; &amp; IF([.H21] &lt;&gt; &quot;&quot;; &quot;&quot;&quot;&quot; &amp; [.H21] &amp; &quot;&quot;&quot;&quot;; &quot;null&quot;) &amp; &quot;}&quot;" office:value-type="string" office:string-value="&quot;100&quot;:{&quot;container&quot;:&quot;WebM&quot;,&quot;videoResolution&quot;:&quot;360p&quot;,&quot;videoCodec&quot;:&quot;VP8&quot;,&quot;videoProfile&quot;:&quot;3D&quot;,&quot;videoBitrate&quot;:null,&quot;audioCodec&quot;:&quot;Vorbis&quot;,&quot;audioBitrate&quot;:&quot;128&quot;}" calcext:value-type="string">
            <text:p>"100":{"container":"WebM","videoResolution":"360p","videoCodec":"VP8","videoProfile":"3D","videoBitrate":null,"audioCodec":"Vorbis","audioBitrate":"128"}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VP8</text:p>
          </table:table-cell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Vorbis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22] &amp; &quot;&quot;&quot;:{&quot;&quot;container&quot;&quot;:&quot; &amp; IF([.B22] &lt;&gt; &quot;&quot;; &quot;&quot;&quot;&quot; &amp; [.B22] &amp; &quot;&quot;&quot;&quot;; &quot;null&quot;) &amp; &quot;,&quot;&quot;videoResolution&quot;&quot;:&quot; &amp; IF([.C22] &lt;&gt; &quot;&quot;; &quot;&quot;&quot;&quot; &amp; [.C22] &amp; &quot;&quot;&quot;&quot;; &quot;null&quot;) &amp; &quot;,&quot;&quot;videoCodec&quot;&quot;:&quot; &amp; IF([.D22] &lt;&gt; &quot;&quot;; &quot;&quot;&quot;&quot; &amp; [.D22] &amp; &quot;&quot;&quot;&quot;; &quot;null&quot;) &amp; &quot;,&quot;&quot;videoProfile&quot;&quot;:&quot; &amp; IF([.E22] &lt;&gt; &quot;&quot;; &quot;&quot;&quot;&quot; &amp; [.E22] &amp; &quot;&quot;&quot;&quot;; &quot;null&quot;) &amp; &quot;,&quot;&quot;videoBitrate&quot;&quot;:&quot; &amp; IF([.F22] &lt;&gt; &quot;&quot;; &quot;&quot;&quot;&quot; &amp; [.F22] &amp; &quot;&quot;&quot;&quot;; &quot;null&quot;) &amp; &quot;,&quot;&quot;audioCodec&quot;&quot;:&quot; &amp; IF([.G22] &lt;&gt; &quot;&quot;; &quot;&quot;&quot;&quot; &amp; [.G22] &amp; &quot;&quot;&quot;&quot;; &quot;null&quot;) &amp; &quot;,&quot;&quot;audioBitrate&quot;&quot;:&quot; &amp; IF([.H22] &lt;&gt; &quot;&quot;; &quot;&quot;&quot;&quot; &amp; [.H22] &amp; &quot;&quot;&quot;&quot;; &quot;null&quot;) &amp; &quot;}&quot;" office:value-type="string" office:string-value="&quot;101&quot;:{&quot;container&quot;:&quot;WebM&quot;,&quot;videoResolution&quot;:&quot;360p&quot;,&quot;videoCodec&quot;:&quot;VP8&quot;,&quot;videoProfile&quot;:&quot;3D&quot;,&quot;videoBitrate&quot;:null,&quot;audioCodec&quot;:&quot;Vorbis&quot;,&quot;audioBitrate&quot;:&quot;192&quot;}" calcext:value-type="string">
            <text:p>"101":{"container":"WebM","videoResolution":"360p","videoCodec":"VP8","videoProfile":"3D","videoBitrate":null,"audioCodec":"Vorbis","audioBitrate":"192"}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VP8</text:p>
          </table:table-cell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Vorbis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23] &amp; &quot;&quot;&quot;:{&quot;&quot;container&quot;&quot;:&quot; &amp; IF([.B23] &lt;&gt; &quot;&quot;; &quot;&quot;&quot;&quot; &amp; [.B23] &amp; &quot;&quot;&quot;&quot;; &quot;null&quot;) &amp; &quot;,&quot;&quot;videoResolution&quot;&quot;:&quot; &amp; IF([.C23] &lt;&gt; &quot;&quot;; &quot;&quot;&quot;&quot; &amp; [.C23] &amp; &quot;&quot;&quot;&quot;; &quot;null&quot;) &amp; &quot;,&quot;&quot;videoCodec&quot;&quot;:&quot; &amp; IF([.D23] &lt;&gt; &quot;&quot;; &quot;&quot;&quot;&quot; &amp; [.D23] &amp; &quot;&quot;&quot;&quot;; &quot;null&quot;) &amp; &quot;,&quot;&quot;videoProfile&quot;&quot;:&quot; &amp; IF([.E23] &lt;&gt; &quot;&quot;; &quot;&quot;&quot;&quot; &amp; [.E23] &amp; &quot;&quot;&quot;&quot;; &quot;null&quot;) &amp; &quot;,&quot;&quot;videoBitrate&quot;&quot;:&quot; &amp; IF([.F23] &lt;&gt; &quot;&quot;; &quot;&quot;&quot;&quot; &amp; [.F23] &amp; &quot;&quot;&quot;&quot;; &quot;null&quot;) &amp; &quot;,&quot;&quot;audioCodec&quot;&quot;:&quot; &amp; IF([.G23] &lt;&gt; &quot;&quot;; &quot;&quot;&quot;&quot; &amp; [.G23] &amp; &quot;&quot;&quot;&quot;; &quot;null&quot;) &amp; &quot;,&quot;&quot;audioBitrate&quot;&quot;:&quot; &amp; IF([.H23] &lt;&gt; &quot;&quot;; &quot;&quot;&quot;&quot; &amp; [.H23] &amp; &quot;&quot;&quot;&quot;; &quot;null&quot;) &amp; &quot;}&quot;" office:value-type="string" office:string-value="&quot;102&quot;:{&quot;container&quot;:&quot;WebM&quot;,&quot;videoResolution&quot;:&quot;720p&quot;,&quot;videoCodec&quot;:&quot;VP8&quot;,&quot;videoProfile&quot;:&quot;3D&quot;,&quot;videoBitrate&quot;:null,&quot;audioCodec&quot;:&quot;Vorbis&quot;,&quot;audioBitrate&quot;:&quot;192&quot;}" calcext:value-type="string">
            <text:p>"102":{"container":"WebM","videoResolution":"720p","videoCodec":"VP8","videoProfile":"3D","videoBitrate":null,"audioCodec":"Vorbis","audioBitrate":"192"}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2-0.3</text:p>
          </table:table-cell>
          <table:table-cell table:number-columns-repeated="2"/>
          <table:table-cell table:formula="of:=&quot;&quot;&quot;&quot; &amp; [.A24] &amp; &quot;&quot;&quot;:{&quot;&quot;container&quot;&quot;:&quot; &amp; IF([.B24] &lt;&gt; &quot;&quot;; &quot;&quot;&quot;&quot; &amp; [.B24] &amp; &quot;&quot;&quot;&quot;; &quot;null&quot;) &amp; &quot;,&quot;&quot;videoResolution&quot;&quot;:&quot; &amp; IF([.C24] &lt;&gt; &quot;&quot;; &quot;&quot;&quot;&quot; &amp; [.C24] &amp; &quot;&quot;&quot;&quot;; &quot;null&quot;) &amp; &quot;,&quot;&quot;videoCodec&quot;&quot;:&quot; &amp; IF([.D24] &lt;&gt; &quot;&quot;; &quot;&quot;&quot;&quot; &amp; [.D24] &amp; &quot;&quot;&quot;&quot;; &quot;null&quot;) &amp; &quot;,&quot;&quot;videoProfile&quot;&quot;:&quot; &amp; IF([.E24] &lt;&gt; &quot;&quot;; &quot;&quot;&quot;&quot; &amp; [.E24] &amp; &quot;&quot;&quot;&quot;; &quot;null&quot;) &amp; &quot;,&quot;&quot;videoBitrate&quot;&quot;:&quot; &amp; IF([.F24] &lt;&gt; &quot;&quot;; &quot;&quot;&quot;&quot; &amp; [.F24] &amp; &quot;&quot;&quot;&quot;; &quot;null&quot;) &amp; &quot;,&quot;&quot;audioCodec&quot;&quot;:&quot; &amp; IF([.G24] &lt;&gt; &quot;&quot;; &quot;&quot;&quot;&quot; &amp; [.G24] &amp; &quot;&quot;&quot;&quot;; &quot;null&quot;) &amp; &quot;,&quot;&quot;audioBitrate&quot;&quot;:&quot; &amp; IF([.H24] &lt;&gt; &quot;&quot;; &quot;&quot;&quot;&quot; &amp; [.H24] &amp; &quot;&quot;&quot;&quot;; &quot;null&quot;) &amp; &quot;}&quot;" office:value-type="string" office:string-value="&quot;133&quot;:{&quot;container&quot;:&quot;MP4&quot;,&quot;videoResolution&quot;:&quot;240p&quot;,&quot;videoCodec&quot;:&quot;H.264&quot;,&quot;videoProfile&quot;:&quot;Main&quot;,&quot;videoBitrate&quot;:&quot;0.2-0.3&quot;,&quot;audioCodec&quot;:null,&quot;audioBitrate&quot;:null}" calcext:value-type="string">
            <text:p>"133":{"container":"MP4","videoResolution":"240p","videoCodec":"H.264","videoProfile":"Main","videoBitrate":"0.2-0.3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3-0.4</text:p>
          </table:table-cell>
          <table:table-cell table:number-columns-repeated="2"/>
          <table:table-cell table:formula="of:=&quot;&quot;&quot;&quot; &amp; [.A25] &amp; &quot;&quot;&quot;:{&quot;&quot;container&quot;&quot;:&quot; &amp; IF([.B25] &lt;&gt; &quot;&quot;; &quot;&quot;&quot;&quot; &amp; [.B25] &amp; &quot;&quot;&quot;&quot;; &quot;null&quot;) &amp; &quot;,&quot;&quot;videoResolution&quot;&quot;:&quot; &amp; IF([.C25] &lt;&gt; &quot;&quot;; &quot;&quot;&quot;&quot; &amp; [.C25] &amp; &quot;&quot;&quot;&quot;; &quot;null&quot;) &amp; &quot;,&quot;&quot;videoCodec&quot;&quot;:&quot; &amp; IF([.D25] &lt;&gt; &quot;&quot;; &quot;&quot;&quot;&quot; &amp; [.D25] &amp; &quot;&quot;&quot;&quot;; &quot;null&quot;) &amp; &quot;,&quot;&quot;videoProfile&quot;&quot;:&quot; &amp; IF([.E25] &lt;&gt; &quot;&quot;; &quot;&quot;&quot;&quot; &amp; [.E25] &amp; &quot;&quot;&quot;&quot;; &quot;null&quot;) &amp; &quot;,&quot;&quot;videoBitrate&quot;&quot;:&quot; &amp; IF([.F25] &lt;&gt; &quot;&quot;; &quot;&quot;&quot;&quot; &amp; [.F25] &amp; &quot;&quot;&quot;&quot;; &quot;null&quot;) &amp; &quot;,&quot;&quot;audioCodec&quot;&quot;:&quot; &amp; IF([.G25] &lt;&gt; &quot;&quot;; &quot;&quot;&quot;&quot; &amp; [.G25] &amp; &quot;&quot;&quot;&quot;; &quot;null&quot;) &amp; &quot;,&quot;&quot;audioBitrate&quot;&quot;:&quot; &amp; IF([.H25] &lt;&gt; &quot;&quot;; &quot;&quot;&quot;&quot; &amp; [.H25] &amp; &quot;&quot;&quot;&quot;; &quot;null&quot;) &amp; &quot;}&quot;" office:value-type="string" office:string-value="&quot;134&quot;:{&quot;container&quot;:&quot;MP4&quot;,&quot;videoResolution&quot;:&quot;360p&quot;,&quot;videoCodec&quot;:&quot;H.264&quot;,&quot;videoProfile&quot;:&quot;Main&quot;,&quot;videoBitrate&quot;:&quot;0.3-0.4&quot;,&quot;audioCodec&quot;:null,&quot;audioBitrate&quot;:null}" calcext:value-type="string">
            <text:p>"134":{"container":"MP4","videoResolution":"360p","videoCodec":"H.264","videoProfile":"Main","videoBitrate":"0.3-0.4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4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5-1</text:p>
          </table:table-cell>
          <table:table-cell table:number-columns-repeated="2"/>
          <table:table-cell table:formula="of:=&quot;&quot;&quot;&quot; &amp; [.A26] &amp; &quot;&quot;&quot;:{&quot;&quot;container&quot;&quot;:&quot; &amp; IF([.B26] &lt;&gt; &quot;&quot;; &quot;&quot;&quot;&quot; &amp; [.B26] &amp; &quot;&quot;&quot;&quot;; &quot;null&quot;) &amp; &quot;,&quot;&quot;videoResolution&quot;&quot;:&quot; &amp; IF([.C26] &lt;&gt; &quot;&quot;; &quot;&quot;&quot;&quot; &amp; [.C26] &amp; &quot;&quot;&quot;&quot;; &quot;null&quot;) &amp; &quot;,&quot;&quot;videoCodec&quot;&quot;:&quot; &amp; IF([.D26] &lt;&gt; &quot;&quot;; &quot;&quot;&quot;&quot; &amp; [.D26] &amp; &quot;&quot;&quot;&quot;; &quot;null&quot;) &amp; &quot;,&quot;&quot;videoProfile&quot;&quot;:&quot; &amp; IF([.E26] &lt;&gt; &quot;&quot;; &quot;&quot;&quot;&quot; &amp; [.E26] &amp; &quot;&quot;&quot;&quot;; &quot;null&quot;) &amp; &quot;,&quot;&quot;videoBitrate&quot;&quot;:&quot; &amp; IF([.F26] &lt;&gt; &quot;&quot;; &quot;&quot;&quot;&quot; &amp; [.F26] &amp; &quot;&quot;&quot;&quot;; &quot;null&quot;) &amp; &quot;,&quot;&quot;audioCodec&quot;&quot;:&quot; &amp; IF([.G26] &lt;&gt; &quot;&quot;; &quot;&quot;&quot;&quot; &amp; [.G26] &amp; &quot;&quot;&quot;&quot;; &quot;null&quot;) &amp; &quot;,&quot;&quot;audioBitrate&quot;&quot;:&quot; &amp; IF([.H26] &lt;&gt; &quot;&quot;; &quot;&quot;&quot;&quot; &amp; [.H26] &amp; &quot;&quot;&quot;&quot;; &quot;null&quot;) &amp; &quot;}&quot;" office:value-type="string" office:string-value="&quot;135&quot;:{&quot;container&quot;:&quot;MP4&quot;,&quot;videoResolution&quot;:&quot;480p&quot;,&quot;videoCodec&quot;:&quot;H.264&quot;,&quot;videoProfile&quot;:&quot;Main&quot;,&quot;videoBitrate&quot;:&quot;0.5-1&quot;,&quot;audioCodec&quot;:null,&quot;audioBitrate&quot;:null}" calcext:value-type="string">
            <text:p>"135":{"container":"MP4","videoResolution":"480p","videoCodec":"H.264","videoProfile":"Main","videoBitrate":"0.5-1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1-1.5</text:p>
          </table:table-cell>
          <table:table-cell table:number-columns-repeated="2"/>
          <table:table-cell table:formula="of:=&quot;&quot;&quot;&quot; &amp; [.A27] &amp; &quot;&quot;&quot;:{&quot;&quot;container&quot;&quot;:&quot; &amp; IF([.B27] &lt;&gt; &quot;&quot;; &quot;&quot;&quot;&quot; &amp; [.B27] &amp; &quot;&quot;&quot;&quot;; &quot;null&quot;) &amp; &quot;,&quot;&quot;videoResolution&quot;&quot;:&quot; &amp; IF([.C27] &lt;&gt; &quot;&quot;; &quot;&quot;&quot;&quot; &amp; [.C27] &amp; &quot;&quot;&quot;&quot;; &quot;null&quot;) &amp; &quot;,&quot;&quot;videoCodec&quot;&quot;:&quot; &amp; IF([.D27] &lt;&gt; &quot;&quot;; &quot;&quot;&quot;&quot; &amp; [.D27] &amp; &quot;&quot;&quot;&quot;; &quot;null&quot;) &amp; &quot;,&quot;&quot;videoProfile&quot;&quot;:&quot; &amp; IF([.E27] &lt;&gt; &quot;&quot;; &quot;&quot;&quot;&quot; &amp; [.E27] &amp; &quot;&quot;&quot;&quot;; &quot;null&quot;) &amp; &quot;,&quot;&quot;videoBitrate&quot;&quot;:&quot; &amp; IF([.F27] &lt;&gt; &quot;&quot;; &quot;&quot;&quot;&quot; &amp; [.F27] &amp; &quot;&quot;&quot;&quot;; &quot;null&quot;) &amp; &quot;,&quot;&quot;audioCodec&quot;&quot;:&quot; &amp; IF([.G27] &lt;&gt; &quot;&quot;; &quot;&quot;&quot;&quot; &amp; [.G27] &amp; &quot;&quot;&quot;&quot;; &quot;null&quot;) &amp; &quot;,&quot;&quot;audioBitrate&quot;&quot;:&quot; &amp; IF([.H27] &lt;&gt; &quot;&quot;; &quot;&quot;&quot;&quot; &amp; [.H27] &amp; &quot;&quot;&quot;&quot;; &quot;null&quot;) &amp; &quot;}&quot;" office:value-type="string" office:string-value="&quot;136&quot;:{&quot;container&quot;:&quot;MP4&quot;,&quot;videoResolution&quot;:&quot;720p&quot;,&quot;videoCodec&quot;:&quot;H.264&quot;,&quot;videoProfile&quot;:&quot;Main&quot;,&quot;videoBitrate&quot;:&quot;1-1.5&quot;,&quot;audioCodec&quot;:null,&quot;audioBitrate&quot;:null}" calcext:value-type="string">
            <text:p>"136":{"container":"MP4","videoResolution":"720p","videoCodec":"H.264","videoProfile":"Main","videoBitrate":"1-1.5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-3</text:p>
          </table:table-cell>
          <table:table-cell table:number-columns-repeated="2"/>
          <table:table-cell table:formula="of:=&quot;&quot;&quot;&quot; &amp; [.A28] &amp; &quot;&quot;&quot;:{&quot;&quot;container&quot;&quot;:&quot; &amp; IF([.B28] &lt;&gt; &quot;&quot;; &quot;&quot;&quot;&quot; &amp; [.B28] &amp; &quot;&quot;&quot;&quot;; &quot;null&quot;) &amp; &quot;,&quot;&quot;videoResolution&quot;&quot;:&quot; &amp; IF([.C28] &lt;&gt; &quot;&quot;; &quot;&quot;&quot;&quot; &amp; [.C28] &amp; &quot;&quot;&quot;&quot;; &quot;null&quot;) &amp; &quot;,&quot;&quot;videoCodec&quot;&quot;:&quot; &amp; IF([.D28] &lt;&gt; &quot;&quot;; &quot;&quot;&quot;&quot; &amp; [.D28] &amp; &quot;&quot;&quot;&quot;; &quot;null&quot;) &amp; &quot;,&quot;&quot;videoProfile&quot;&quot;:&quot; &amp; IF([.E28] &lt;&gt; &quot;&quot;; &quot;&quot;&quot;&quot; &amp; [.E28] &amp; &quot;&quot;&quot;&quot;; &quot;null&quot;) &amp; &quot;,&quot;&quot;videoBitrate&quot;&quot;:&quot; &amp; IF([.F28] &lt;&gt; &quot;&quot;; &quot;&quot;&quot;&quot; &amp; [.F28] &amp; &quot;&quot;&quot;&quot;; &quot;null&quot;) &amp; &quot;,&quot;&quot;audioCodec&quot;&quot;:&quot; &amp; IF([.G28] &lt;&gt; &quot;&quot;; &quot;&quot;&quot;&quot; &amp; [.G28] &amp; &quot;&quot;&quot;&quot;; &quot;null&quot;) &amp; &quot;,&quot;&quot;audioBitrate&quot;&quot;:&quot; &amp; IF([.H28] &lt;&gt; &quot;&quot;; &quot;&quot;&quot;&quot; &amp; [.H28] &amp; &quot;&quot;&quot;&quot;; &quot;null&quot;) &amp; &quot;}&quot;" office:value-type="string" office:string-value="&quot;137&quot;:{&quot;container&quot;:&quot;MP4&quot;,&quot;videoResolution&quot;:&quot;1080p&quot;,&quot;videoCodec&quot;:&quot;H.264&quot;,&quot;videoProfile&quot;:&quot;High&quot;,&quot;videoBitrate&quot;:&quot;2-3&quot;,&quot;audioCodec&quot;:null,&quot;audioBitrate&quot;:null}" calcext:value-type="string">
            <text:p>"137":{"container":"MP4","videoResolution":"1080p","videoCodec":"H.264","videoProfile":"High","videoBitrate":"2-3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4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formula="of:=&quot;&quot;&quot;&quot; &amp; [.A29] &amp; &quot;&quot;&quot;:{&quot;&quot;container&quot;&quot;:&quot; &amp; IF([.B29] &lt;&gt; &quot;&quot;; &quot;&quot;&quot;&quot; &amp; [.B29] &amp; &quot;&quot;&quot;&quot;; &quot;null&quot;) &amp; &quot;,&quot;&quot;videoResolution&quot;&quot;:&quot; &amp; IF([.C29] &lt;&gt; &quot;&quot;; &quot;&quot;&quot;&quot; &amp; [.C29] &amp; &quot;&quot;&quot;&quot;; &quot;null&quot;) &amp; &quot;,&quot;&quot;videoCodec&quot;&quot;:&quot; &amp; IF([.D29] &lt;&gt; &quot;&quot;; &quot;&quot;&quot;&quot; &amp; [.D29] &amp; &quot;&quot;&quot;&quot;; &quot;null&quot;) &amp; &quot;,&quot;&quot;videoProfile&quot;&quot;:&quot; &amp; IF([.E29] &lt;&gt; &quot;&quot;; &quot;&quot;&quot;&quot; &amp; [.E29] &amp; &quot;&quot;&quot;&quot;; &quot;null&quot;) &amp; &quot;,&quot;&quot;videoBitrate&quot;&quot;:&quot; &amp; IF([.F29] &lt;&gt; &quot;&quot;; &quot;&quot;&quot;&quot; &amp; [.F29] &amp; &quot;&quot;&quot;&quot;; &quot;null&quot;) &amp; &quot;,&quot;&quot;audioCodec&quot;&quot;:&quot; &amp; IF([.G29] &lt;&gt; &quot;&quot;; &quot;&quot;&quot;&quot; &amp; [.G29] &amp; &quot;&quot;&quot;&quot;; &quot;null&quot;) &amp; &quot;,&quot;&quot;audioBitrate&quot;&quot;:&quot; &amp; IF([.H29] &lt;&gt; &quot;&quot;; &quot;&quot;&quot;&quot; &amp; [.H29] &amp; &quot;&quot;&quot;&quot;; &quot;null&quot;) &amp; &quot;}&quot;" office:value-type="string" office:string-value="&quot;138&quot;:{&quot;container&quot;:&quot;MP4&quot;,&quot;videoResolution&quot;:&quot;1440p&quot;,&quot;videoCodec&quot;:&quot;H.264&quot;,&quot;videoProfile&quot;:&quot;High&quot;,&quot;videoBitrate&quot;:&quot;4.4&quot;,&quot;audioCodec&quot;:null,&quot;audioBitrate&quot;:null}" calcext:value-type="string">
            <text:p>"138":{"container":"MP4","videoResolution":"1440p","videoCodec":"H.264","videoProfile":"High","videoBitrate":"4.4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44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1</text:p>
          </table:table-cell>
          <table:table-cell table:number-columns-repeated="2"/>
          <table:table-cell table:formula="of:=&quot;&quot;&quot;&quot; &amp; [.A30] &amp; &quot;&quot;&quot;:{&quot;&quot;container&quot;&quot;:&quot; &amp; IF([.B30] &lt;&gt; &quot;&quot;; &quot;&quot;&quot;&quot; &amp; [.B30] &amp; &quot;&quot;&quot;&quot;; &quot;null&quot;) &amp; &quot;,&quot;&quot;videoResolution&quot;&quot;:&quot; &amp; IF([.C30] &lt;&gt; &quot;&quot;; &quot;&quot;&quot;&quot; &amp; [.C30] &amp; &quot;&quot;&quot;&quot;; &quot;null&quot;) &amp; &quot;,&quot;&quot;videoCodec&quot;&quot;:&quot; &amp; IF([.D30] &lt;&gt; &quot;&quot;; &quot;&quot;&quot;&quot; &amp; [.D30] &amp; &quot;&quot;&quot;&quot;; &quot;null&quot;) &amp; &quot;,&quot;&quot;videoProfile&quot;&quot;:&quot; &amp; IF([.E30] &lt;&gt; &quot;&quot;; &quot;&quot;&quot;&quot; &amp; [.E30] &amp; &quot;&quot;&quot;&quot;; &quot;null&quot;) &amp; &quot;,&quot;&quot;videoBitrate&quot;&quot;:&quot; &amp; IF([.F30] &lt;&gt; &quot;&quot;; &quot;&quot;&quot;&quot; &amp; [.F30] &amp; &quot;&quot;&quot;&quot;; &quot;null&quot;) &amp; &quot;,&quot;&quot;audioCodec&quot;&quot;:&quot; &amp; IF([.G30] &lt;&gt; &quot;&quot;; &quot;&quot;&quot;&quot; &amp; [.G30] &amp; &quot;&quot;&quot;&quot;; &quot;null&quot;) &amp; &quot;,&quot;&quot;audioBitrate&quot;&quot;:&quot; &amp; IF([.H30] &lt;&gt; &quot;&quot;; &quot;&quot;&quot;&quot; &amp; [.H30] &amp; &quot;&quot;&quot;&quot;; &quot;null&quot;) &amp; &quot;}&quot;" office:value-type="string" office:string-value="&quot;160&quot;:{&quot;container&quot;:&quot;MP4&quot;,&quot;videoResolution&quot;:&quot;144p&quot;,&quot;videoCodec&quot;:&quot;H.264&quot;,&quot;videoProfile&quot;:&quot;Main&quot;,&quot;videoBitrate&quot;:&quot;0.1&quot;,&quot;audioCodec&quot;:null,&quot;audioBitrate&quot;:null}" calcext:value-type="string">
            <text:p>"160":{"container":"MP4","videoResolution":"144p","videoCodec":"H.264","videoProfile":"Main","videoBitrate":"0.1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0.1-0.2</text:p>
          </table:table-cell>
          <table:table-cell table:number-columns-repeated="2"/>
          <table:table-cell table:formula="of:=&quot;&quot;&quot;&quot; &amp; [.A31] &amp; &quot;&quot;&quot;:{&quot;&quot;container&quot;&quot;:&quot; &amp; IF([.B31] &lt;&gt; &quot;&quot;; &quot;&quot;&quot;&quot; &amp; [.B31] &amp; &quot;&quot;&quot;&quot;; &quot;null&quot;) &amp; &quot;,&quot;&quot;videoResolution&quot;&quot;:&quot; &amp; IF([.C31] &lt;&gt; &quot;&quot;; &quot;&quot;&quot;&quot; &amp; [.C31] &amp; &quot;&quot;&quot;&quot;; &quot;null&quot;) &amp; &quot;,&quot;&quot;videoCodec&quot;&quot;:&quot; &amp; IF([.D31] &lt;&gt; &quot;&quot;; &quot;&quot;&quot;&quot; &amp; [.D31] &amp; &quot;&quot;&quot;&quot;; &quot;null&quot;) &amp; &quot;,&quot;&quot;videoProfile&quot;&quot;:&quot; &amp; IF([.E31] &lt;&gt; &quot;&quot;; &quot;&quot;&quot;&quot; &amp; [.E31] &amp; &quot;&quot;&quot;&quot;; &quot;null&quot;) &amp; &quot;,&quot;&quot;videoBitrate&quot;&quot;:&quot; &amp; IF([.F31] &lt;&gt; &quot;&quot;; &quot;&quot;&quot;&quot; &amp; [.F31] &amp; &quot;&quot;&quot;&quot;; &quot;null&quot;) &amp; &quot;,&quot;&quot;audioCodec&quot;&quot;:&quot; &amp; IF([.G31] &lt;&gt; &quot;&quot;; &quot;&quot;&quot;&quot; &amp; [.G31] &amp; &quot;&quot;&quot;&quot;; &quot;null&quot;) &amp; &quot;,&quot;&quot;audioBitrate&quot;&quot;:&quot; &amp; IF([.H31] &lt;&gt; &quot;&quot;; &quot;&quot;&quot;&quot; &amp; [.H31] &amp; &quot;&quot;&quot;&quot;; &quot;null&quot;) &amp; &quot;}&quot;" office:value-type="string" office:string-value="&quot;242&quot;:{&quot;container&quot;:&quot;WebM&quot;,&quot;videoResolution&quot;:&quot;240p&quot;,&quot;videoCodec&quot;:&quot;VP9&quot;,&quot;videoProfile&quot;:null,&quot;videoBitrate&quot;:&quot;0.1-0.2&quot;,&quot;audioCodec&quot;:null,&quot;audioBitrate&quot;:null}" calcext:value-type="string">
            <text:p>"242":{"container":"WebM","videoResolution":"240p","videoCodec":"VP9","videoProfile":null,"videoBitrate":"0.1-0.2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0.25</text:p>
          </table:table-cell>
          <table:table-cell table:number-columns-repeated="2"/>
          <table:table-cell table:formula="of:=&quot;&quot;&quot;&quot; &amp; [.A32] &amp; &quot;&quot;&quot;:{&quot;&quot;container&quot;&quot;:&quot; &amp; IF([.B32] &lt;&gt; &quot;&quot;; &quot;&quot;&quot;&quot; &amp; [.B32] &amp; &quot;&quot;&quot;&quot;; &quot;null&quot;) &amp; &quot;,&quot;&quot;videoResolution&quot;&quot;:&quot; &amp; IF([.C32] &lt;&gt; &quot;&quot;; &quot;&quot;&quot;&quot; &amp; [.C32] &amp; &quot;&quot;&quot;&quot;; &quot;null&quot;) &amp; &quot;,&quot;&quot;videoCodec&quot;&quot;:&quot; &amp; IF([.D32] &lt;&gt; &quot;&quot;; &quot;&quot;&quot;&quot; &amp; [.D32] &amp; &quot;&quot;&quot;&quot;; &quot;null&quot;) &amp; &quot;,&quot;&quot;videoProfile&quot;&quot;:&quot; &amp; IF([.E32] &lt;&gt; &quot;&quot;; &quot;&quot;&quot;&quot; &amp; [.E32] &amp; &quot;&quot;&quot;&quot;; &quot;null&quot;) &amp; &quot;,&quot;&quot;videoBitrate&quot;&quot;:&quot; &amp; IF([.F32] &lt;&gt; &quot;&quot;; &quot;&quot;&quot;&quot; &amp; [.F32] &amp; &quot;&quot;&quot;&quot;; &quot;null&quot;) &amp; &quot;,&quot;&quot;audioCodec&quot;&quot;:&quot; &amp; IF([.G32] &lt;&gt; &quot;&quot;; &quot;&quot;&quot;&quot; &amp; [.G32] &amp; &quot;&quot;&quot;&quot;; &quot;null&quot;) &amp; &quot;,&quot;&quot;audioBitrate&quot;&quot;:&quot; &amp; IF([.H32] &lt;&gt; &quot;&quot;; &quot;&quot;&quot;&quot; &amp; [.H32] &amp; &quot;&quot;&quot;&quot;; &quot;null&quot;) &amp; &quot;}&quot;" office:value-type="string" office:string-value="&quot;243&quot;:{&quot;container&quot;:&quot;WebM&quot;,&quot;videoResolution&quot;:&quot;360p&quot;,&quot;videoCodec&quot;:&quot;VP9&quot;,&quot;videoProfile&quot;:null,&quot;videoBitrate&quot;:&quot;0.25&quot;,&quot;audioCodec&quot;:null,&quot;audioBitrate&quot;:null}" calcext:value-type="string">
            <text:p>"243":{"container":"WebM","videoResolution":"360p","videoCodec":"VP9","videoProfile":null,"videoBitrate":"0.25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480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formula="of:=&quot;&quot;&quot;&quot; &amp; [.A33] &amp; &quot;&quot;&quot;:{&quot;&quot;container&quot;&quot;:&quot; &amp; IF([.B33] &lt;&gt; &quot;&quot;; &quot;&quot;&quot;&quot; &amp; [.B33] &amp; &quot;&quot;&quot;&quot;; &quot;null&quot;) &amp; &quot;,&quot;&quot;videoResolution&quot;&quot;:&quot; &amp; IF([.C33] &lt;&gt; &quot;&quot;; &quot;&quot;&quot;&quot; &amp; [.C33] &amp; &quot;&quot;&quot;&quot;; &quot;null&quot;) &amp; &quot;,&quot;&quot;videoCodec&quot;&quot;:&quot; &amp; IF([.D33] &lt;&gt; &quot;&quot;; &quot;&quot;&quot;&quot; &amp; [.D33] &amp; &quot;&quot;&quot;&quot;; &quot;null&quot;) &amp; &quot;,&quot;&quot;videoProfile&quot;&quot;:&quot; &amp; IF([.E33] &lt;&gt; &quot;&quot;; &quot;&quot;&quot;&quot; &amp; [.E33] &amp; &quot;&quot;&quot;&quot;; &quot;null&quot;) &amp; &quot;,&quot;&quot;videoBitrate&quot;&quot;:&quot; &amp; IF([.F33] &lt;&gt; &quot;&quot;; &quot;&quot;&quot;&quot; &amp; [.F33] &amp; &quot;&quot;&quot;&quot;; &quot;null&quot;) &amp; &quot;,&quot;&quot;audioCodec&quot;&quot;:&quot; &amp; IF([.G33] &lt;&gt; &quot;&quot;; &quot;&quot;&quot;&quot; &amp; [.G33] &amp; &quot;&quot;&quot;&quot;; &quot;null&quot;) &amp; &quot;,&quot;&quot;audioBitrate&quot;&quot;:&quot; &amp; IF([.H33] &lt;&gt; &quot;&quot;; &quot;&quot;&quot;&quot; &amp; [.H33] &amp; &quot;&quot;&quot;&quot;; &quot;null&quot;) &amp; &quot;}&quot;" office:value-type="string" office:string-value="&quot;244&quot;:{&quot;container&quot;:&quot;WebM&quot;,&quot;videoResolution&quot;:&quot;480p&quot;,&quot;videoCodec&quot;:&quot;VP9&quot;,&quot;videoProfile&quot;:null,&quot;videoBitrate&quot;:&quot;0.5&quot;,&quot;audioCodec&quot;:null,&quot;audioBitrate&quot;:null}" calcext:value-type="string">
            <text:p>"244":{"container":"WebM","videoResolution":"480p","videoCodec":"VP9","videoProfile":null,"videoBitrate":"0.5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0.7-0.8</text:p>
          </table:table-cell>
          <table:table-cell table:number-columns-repeated="2"/>
          <table:table-cell table:formula="of:=&quot;&quot;&quot;&quot; &amp; [.A34] &amp; &quot;&quot;&quot;:{&quot;&quot;container&quot;&quot;:&quot; &amp; IF([.B34] &lt;&gt; &quot;&quot;; &quot;&quot;&quot;&quot; &amp; [.B34] &amp; &quot;&quot;&quot;&quot;; &quot;null&quot;) &amp; &quot;,&quot;&quot;videoResolution&quot;&quot;:&quot; &amp; IF([.C34] &lt;&gt; &quot;&quot;; &quot;&quot;&quot;&quot; &amp; [.C34] &amp; &quot;&quot;&quot;&quot;; &quot;null&quot;) &amp; &quot;,&quot;&quot;videoCodec&quot;&quot;:&quot; &amp; IF([.D34] &lt;&gt; &quot;&quot;; &quot;&quot;&quot;&quot; &amp; [.D34] &amp; &quot;&quot;&quot;&quot;; &quot;null&quot;) &amp; &quot;,&quot;&quot;videoProfile&quot;&quot;:&quot; &amp; IF([.E34] &lt;&gt; &quot;&quot;; &quot;&quot;&quot;&quot; &amp; [.E34] &amp; &quot;&quot;&quot;&quot;; &quot;null&quot;) &amp; &quot;,&quot;&quot;videoBitrate&quot;&quot;:&quot; &amp; IF([.F34] &lt;&gt; &quot;&quot;; &quot;&quot;&quot;&quot; &amp; [.F34] &amp; &quot;&quot;&quot;&quot;; &quot;null&quot;) &amp; &quot;,&quot;&quot;audioCodec&quot;&quot;:&quot; &amp; IF([.G34] &lt;&gt; &quot;&quot;; &quot;&quot;&quot;&quot; &amp; [.G34] &amp; &quot;&quot;&quot;&quot;; &quot;null&quot;) &amp; &quot;,&quot;&quot;audioBitrate&quot;&quot;:&quot; &amp; IF([.H34] &lt;&gt; &quot;&quot;; &quot;&quot;&quot;&quot; &amp; [.H34] &amp; &quot;&quot;&quot;&quot;; &quot;null&quot;) &amp; &quot;}&quot;" office:value-type="string" office:string-value="&quot;247&quot;:{&quot;container&quot;:&quot;WebM&quot;,&quot;videoResolution&quot;:&quot;720p&quot;,&quot;videoCodec&quot;:&quot;VP9&quot;,&quot;videoProfile&quot;:null,&quot;videoBitrate&quot;:&quot;0.7-0.8&quot;,&quot;audioCodec&quot;:null,&quot;audioBitrate&quot;:null}" calcext:value-type="string">
            <text:p>"247":{"container":"WebM","videoResolution":"720p","videoCodec":"VP9","videoProfile":null,"videoBitrate":"0.7-0.8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1.5</text:p>
          </table:table-cell>
          <table:table-cell table:number-columns-repeated="2"/>
          <table:table-cell table:formula="of:=&quot;&quot;&quot;&quot; &amp; [.A35] &amp; &quot;&quot;&quot;:{&quot;&quot;container&quot;&quot;:&quot; &amp; IF([.B35] &lt;&gt; &quot;&quot;; &quot;&quot;&quot;&quot; &amp; [.B35] &amp; &quot;&quot;&quot;&quot;; &quot;null&quot;) &amp; &quot;,&quot;&quot;videoResolution&quot;&quot;:&quot; &amp; IF([.C35] &lt;&gt; &quot;&quot;; &quot;&quot;&quot;&quot; &amp; [.C35] &amp; &quot;&quot;&quot;&quot;; &quot;null&quot;) &amp; &quot;,&quot;&quot;videoCodec&quot;&quot;:&quot; &amp; IF([.D35] &lt;&gt; &quot;&quot;; &quot;&quot;&quot;&quot; &amp; [.D35] &amp; &quot;&quot;&quot;&quot;; &quot;null&quot;) &amp; &quot;,&quot;&quot;videoProfile&quot;&quot;:&quot; &amp; IF([.E35] &lt;&gt; &quot;&quot;; &quot;&quot;&quot;&quot; &amp; [.E35] &amp; &quot;&quot;&quot;&quot;; &quot;null&quot;) &amp; &quot;,&quot;&quot;videoBitrate&quot;&quot;:&quot; &amp; IF([.F35] &lt;&gt; &quot;&quot;; &quot;&quot;&quot;&quot; &amp; [.F35] &amp; &quot;&quot;&quot;&quot;; &quot;null&quot;) &amp; &quot;,&quot;&quot;audioCodec&quot;&quot;:&quot; &amp; IF([.G35] &lt;&gt; &quot;&quot;; &quot;&quot;&quot;&quot; &amp; [.G35] &amp; &quot;&quot;&quot;&quot;; &quot;null&quot;) &amp; &quot;,&quot;&quot;audioBitrate&quot;&quot;:&quot; &amp; IF([.H35] &lt;&gt; &quot;&quot;; &quot;&quot;&quot;&quot; &amp; [.H35] &amp; &quot;&quot;&quot;&quot;; &quot;null&quot;) &amp; &quot;}&quot;" office:value-type="string" office:string-value="&quot;248&quot;:{&quot;container&quot;:&quot;WebM&quot;,&quot;videoResolution&quot;:&quot;1080p&quot;,&quot;videoCodec&quot;:&quot;VP9&quot;,&quot;videoProfile&quot;:null,&quot;videoBitrate&quot;:&quot;1.5&quot;,&quot;audioCodec&quot;:null,&quot;audioBitrate&quot;:null}" calcext:value-type="string">
            <text:p>"248":{"container":"WebM","videoResolution":"1080p","videoCodec":"VP9","videoProfile":null,"videoBitrate":"1.5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14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.7</text:p>
          </table:table-cell>
          <table:table-cell table:number-columns-repeated="2"/>
          <table:table-cell table:formula="of:=&quot;&quot;&quot;&quot; &amp; [.A36] &amp; &quot;&quot;&quot;:{&quot;&quot;container&quot;&quot;:&quot; &amp; IF([.B36] &lt;&gt; &quot;&quot;; &quot;&quot;&quot;&quot; &amp; [.B36] &amp; &quot;&quot;&quot;&quot;; &quot;null&quot;) &amp; &quot;,&quot;&quot;videoResolution&quot;&quot;:&quot; &amp; IF([.C36] &lt;&gt; &quot;&quot;; &quot;&quot;&quot;&quot; &amp; [.C36] &amp; &quot;&quot;&quot;&quot;; &quot;null&quot;) &amp; &quot;,&quot;&quot;videoCodec&quot;&quot;:&quot; &amp; IF([.D36] &lt;&gt; &quot;&quot;; &quot;&quot;&quot;&quot; &amp; [.D36] &amp; &quot;&quot;&quot;&quot;; &quot;null&quot;) &amp; &quot;,&quot;&quot;videoProfile&quot;&quot;:&quot; &amp; IF([.E36] &lt;&gt; &quot;&quot;; &quot;&quot;&quot;&quot; &amp; [.E36] &amp; &quot;&quot;&quot;&quot;; &quot;null&quot;) &amp; &quot;,&quot;&quot;videoBitrate&quot;&quot;:&quot; &amp; IF([.F36] &lt;&gt; &quot;&quot;; &quot;&quot;&quot;&quot; &amp; [.F36] &amp; &quot;&quot;&quot;&quot;; &quot;null&quot;) &amp; &quot;,&quot;&quot;audioCodec&quot;&quot;:&quot; &amp; IF([.G36] &lt;&gt; &quot;&quot;; &quot;&quot;&quot;&quot; &amp; [.G36] &amp; &quot;&quot;&quot;&quot;; &quot;null&quot;) &amp; &quot;,&quot;&quot;audioBitrate&quot;&quot;:&quot; &amp; IF([.H36] &lt;&gt; &quot;&quot;; &quot;&quot;&quot;&quot; &amp; [.H36] &amp; &quot;&quot;&quot;&quot;; &quot;null&quot;) &amp; &quot;}&quot;" office:value-type="string" office:string-value="&quot;264&quot;:{&quot;container&quot;:&quot;MP4&quot;,&quot;videoResolution&quot;:&quot;1440p&quot;,&quot;videoCodec&quot;:&quot;H.264&quot;,&quot;videoProfile&quot;:&quot;High&quot;,&quot;videoBitrate&quot;:&quot;3.7&quot;,&quot;audioCodec&quot;:null,&quot;audioBitrate&quot;:null}" calcext:value-type="string">
            <text:p>"264":{"container":"MP4","videoResolution":"1440p","videoCodec":"H.264","videoProfile":"High","videoBitrate":"3.7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1440p</text:p>
          </table:table-cell>
          <table:table-cell office:value-type="string" calcext:value-type="string">
            <text:p>VP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&quot;&quot;&quot;&quot; &amp; [.A37] &amp; &quot;&quot;&quot;:{&quot;&quot;container&quot;&quot;:&quot; &amp; IF([.B37] &lt;&gt; &quot;&quot;; &quot;&quot;&quot;&quot; &amp; [.B37] &amp; &quot;&quot;&quot;&quot;; &quot;null&quot;) &amp; &quot;,&quot;&quot;videoResolution&quot;&quot;:&quot; &amp; IF([.C37] &lt;&gt; &quot;&quot;; &quot;&quot;&quot;&quot; &amp; [.C37] &amp; &quot;&quot;&quot;&quot;; &quot;null&quot;) &amp; &quot;,&quot;&quot;videoCodec&quot;&quot;:&quot; &amp; IF([.D37] &lt;&gt; &quot;&quot;; &quot;&quot;&quot;&quot; &amp; [.D37] &amp; &quot;&quot;&quot;&quot;; &quot;null&quot;) &amp; &quot;,&quot;&quot;videoProfile&quot;&quot;:&quot; &amp; IF([.E37] &lt;&gt; &quot;&quot;; &quot;&quot;&quot;&quot; &amp; [.E37] &amp; &quot;&quot;&quot;&quot;; &quot;null&quot;) &amp; &quot;,&quot;&quot;videoBitrate&quot;&quot;:&quot; &amp; IF([.F37] &lt;&gt; &quot;&quot;; &quot;&quot;&quot;&quot; &amp; [.F37] &amp; &quot;&quot;&quot;&quot;; &quot;null&quot;) &amp; &quot;,&quot;&quot;audioCodec&quot;&quot;:&quot; &amp; IF([.G37] &lt;&gt; &quot;&quot;; &quot;&quot;&quot;&quot; &amp; [.G37] &amp; &quot;&quot;&quot;&quot;; &quot;null&quot;) &amp; &quot;,&quot;&quot;audioBitrate&quot;&quot;:&quot; &amp; IF([.H37] &lt;&gt; &quot;&quot;; &quot;&quot;&quot;&quot; &amp; [.H37] &amp; &quot;&quot;&quot;&quot;; &quot;null&quot;) &amp; &quot;}&quot;" office:value-type="string" office:string-value="&quot;271&quot;:{&quot;container&quot;:&quot;WebM&quot;,&quot;videoResolution&quot;:&quot;1440p&quot;,&quot;videoCodec&quot;:&quot;VP9&quot;,&quot;videoProfile&quot;:null,&quot;videoBitrate&quot;:&quot;4&quot;,&quot;audioCodec&quot;:null,&quot;audioBitrate&quot;:null}" calcext:value-type="string">
            <text:p>"271":{"container":"WebM","videoResolution":"1440p","videoCodec":"VP9","videoProfile":null,"videoBitrate":"4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ebM</text:p>
          </table:table-cell>
          <table:table-cell office:value-type="string" calcext:value-type="string">
            <text:p>144p</text:p>
          </table:table-cell>
          <table:table-cell office:value-type="string" calcext:value-type="string">
            <text:p>VP9</text:p>
          </table:table-cell>
          <table:table-cell/>
          <table:table-cell office:value-type="string" calcext:value-type="string">
            <text:p>0.08</text:p>
          </table:table-cell>
          <table:table-cell table:number-columns-repeated="2"/>
          <table:table-cell table:formula="of:=&quot;&quot;&quot;&quot; &amp; [.A38] &amp; &quot;&quot;&quot;:{&quot;&quot;container&quot;&quot;:&quot; &amp; IF([.B38] &lt;&gt; &quot;&quot;; &quot;&quot;&quot;&quot; &amp; [.B38] &amp; &quot;&quot;&quot;&quot;; &quot;null&quot;) &amp; &quot;,&quot;&quot;videoResolution&quot;&quot;:&quot; &amp; IF([.C38] &lt;&gt; &quot;&quot;; &quot;&quot;&quot;&quot; &amp; [.C38] &amp; &quot;&quot;&quot;&quot;; &quot;null&quot;) &amp; &quot;,&quot;&quot;videoCodec&quot;&quot;:&quot; &amp; IF([.D38] &lt;&gt; &quot;&quot;; &quot;&quot;&quot;&quot; &amp; [.D38] &amp; &quot;&quot;&quot;&quot;; &quot;null&quot;) &amp; &quot;,&quot;&quot;videoProfile&quot;&quot;:&quot; &amp; IF([.E38] &lt;&gt; &quot;&quot;; &quot;&quot;&quot;&quot; &amp; [.E38] &amp; &quot;&quot;&quot;&quot;; &quot;null&quot;) &amp; &quot;,&quot;&quot;videoBitrate&quot;&quot;:&quot; &amp; IF([.F38] &lt;&gt; &quot;&quot;; &quot;&quot;&quot;&quot; &amp; [.F38] &amp; &quot;&quot;&quot;&quot;; &quot;null&quot;) &amp; &quot;,&quot;&quot;audioCodec&quot;&quot;:&quot; &amp; IF([.G38] &lt;&gt; &quot;&quot;; &quot;&quot;&quot;&quot; &amp; [.G38] &amp; &quot;&quot;&quot;&quot;; &quot;null&quot;) &amp; &quot;,&quot;&quot;audioBitrate&quot;&quot;:&quot; &amp; IF([.H38] &lt;&gt; &quot;&quot;; &quot;&quot;&quot;&quot; &amp; [.H38] &amp; &quot;&quot;&quot;&quot;; &quot;null&quot;) &amp; &quot;}&quot;" office:value-type="string" office:string-value="&quot;278&quot;:{&quot;container&quot;:&quot;WebM&quot;,&quot;videoResolution&quot;:&quot;144p&quot;,&quot;videoCodec&quot;:&quot;VP9&quot;,&quot;videoProfile&quot;:null,&quot;videoBitrate&quot;:&quot;0.08&quot;,&quot;audioCodec&quot;:null,&quot;audioBitrate&quot;:null}" calcext:value-type="string">
            <text:p>"278":{"container":"WebM","videoResolution":"144p","videoCodec":"VP9","videoProfile":null,"videoBitrate":"0.08","audioCodec":null,"audioBitrate":null}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P4</text:p>
          </table:table-cell>
          <table:table-cell table:number-columns-repeated="4"/>
          <table:table-cell office:value-type="string" calcext:value-type="string">
            <text:p>AAC</text:p>
          </table:table-cell>
          <table:table-cell office:value-type="float" office:value="48" calcext:value-type="float">
            <text:p>48</text:p>
          </table:table-cell>
          <table:table-cell table:formula="of:=&quot;&quot;&quot;&quot; &amp; [.A39] &amp; &quot;&quot;&quot;:{&quot;&quot;container&quot;&quot;:&quot; &amp; IF([.B39] &lt;&gt; &quot;&quot;; &quot;&quot;&quot;&quot; &amp; [.B39] &amp; &quot;&quot;&quot;&quot;; &quot;null&quot;) &amp; &quot;,&quot;&quot;videoResolution&quot;&quot;:&quot; &amp; IF([.C39] &lt;&gt; &quot;&quot;; &quot;&quot;&quot;&quot; &amp; [.C39] &amp; &quot;&quot;&quot;&quot;; &quot;null&quot;) &amp; &quot;,&quot;&quot;videoCodec&quot;&quot;:&quot; &amp; IF([.D39] &lt;&gt; &quot;&quot;; &quot;&quot;&quot;&quot; &amp; [.D39] &amp; &quot;&quot;&quot;&quot;; &quot;null&quot;) &amp; &quot;,&quot;&quot;videoProfile&quot;&quot;:&quot; &amp; IF([.E39] &lt;&gt; &quot;&quot;; &quot;&quot;&quot;&quot; &amp; [.E39] &amp; &quot;&quot;&quot;&quot;; &quot;null&quot;) &amp; &quot;,&quot;&quot;videoBitrate&quot;&quot;:&quot; &amp; IF([.F39] &lt;&gt; &quot;&quot;; &quot;&quot;&quot;&quot; &amp; [.F39] &amp; &quot;&quot;&quot;&quot;; &quot;null&quot;) &amp; &quot;,&quot;&quot;audioCodec&quot;&quot;:&quot; &amp; IF([.G39] &lt;&gt; &quot;&quot;; &quot;&quot;&quot;&quot; &amp; [.G39] &amp; &quot;&quot;&quot;&quot;; &quot;null&quot;) &amp; &quot;,&quot;&quot;audioBitrate&quot;&quot;:&quot; &amp; IF([.H39] &lt;&gt; &quot;&quot;; &quot;&quot;&quot;&quot; &amp; [.H39] &amp; &quot;&quot;&quot;&quot;; &quot;null&quot;) &amp; &quot;}&quot;" office:value-type="string" office:string-value="&quot;139&quot;:{&quot;container&quot;:&quot;MP4&quot;,&quot;videoResolution&quot;:null,&quot;videoCodec&quot;:null,&quot;videoProfile&quot;:null,&quot;videoBitrate&quot;:null,&quot;audioCodec&quot;:&quot;AAC&quot;,&quot;audioBitrate&quot;:&quot;48&quot;}" calcext:value-type="string">
            <text:p>"139":{"container":"MP4","videoResolution":null,"videoCodec":null,"videoProfile":null,"videoBitrate":null,"audioCodec":"AAC","audioBitrate":"48"}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P4</text:p>
          </table:table-cell>
          <table:table-cell table:number-columns-repeated="4"/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40] &amp; &quot;&quot;&quot;:{&quot;&quot;container&quot;&quot;:&quot; &amp; IF([.B40] &lt;&gt; &quot;&quot;; &quot;&quot;&quot;&quot; &amp; [.B40] &amp; &quot;&quot;&quot;&quot;; &quot;null&quot;) &amp; &quot;,&quot;&quot;videoResolution&quot;&quot;:&quot; &amp; IF([.C40] &lt;&gt; &quot;&quot;; &quot;&quot;&quot;&quot; &amp; [.C40] &amp; &quot;&quot;&quot;&quot;; &quot;null&quot;) &amp; &quot;,&quot;&quot;videoCodec&quot;&quot;:&quot; &amp; IF([.D40] &lt;&gt; &quot;&quot;; &quot;&quot;&quot;&quot; &amp; [.D40] &amp; &quot;&quot;&quot;&quot;; &quot;null&quot;) &amp; &quot;,&quot;&quot;videoProfile&quot;&quot;:&quot; &amp; IF([.E40] &lt;&gt; &quot;&quot;; &quot;&quot;&quot;&quot; &amp; [.E40] &amp; &quot;&quot;&quot;&quot;; &quot;null&quot;) &amp; &quot;,&quot;&quot;videoBitrate&quot;&quot;:&quot; &amp; IF([.F40] &lt;&gt; &quot;&quot;; &quot;&quot;&quot;&quot; &amp; [.F40] &amp; &quot;&quot;&quot;&quot;; &quot;null&quot;) &amp; &quot;,&quot;&quot;audioCodec&quot;&quot;:&quot; &amp; IF([.G40] &lt;&gt; &quot;&quot;; &quot;&quot;&quot;&quot; &amp; [.G40] &amp; &quot;&quot;&quot;&quot;; &quot;null&quot;) &amp; &quot;,&quot;&quot;audioBitrate&quot;&quot;:&quot; &amp; IF([.H40] &lt;&gt; &quot;&quot;; &quot;&quot;&quot;&quot; &amp; [.H40] &amp; &quot;&quot;&quot;&quot;; &quot;null&quot;) &amp; &quot;}&quot;" office:value-type="string" office:string-value="&quot;140&quot;:{&quot;container&quot;:&quot;MP4&quot;,&quot;videoResolution&quot;:null,&quot;videoCodec&quot;:null,&quot;videoProfile&quot;:null,&quot;videoBitrate&quot;:null,&quot;audioCodec&quot;:&quot;AAC&quot;,&quot;audioBitrate&quot;:&quot;128&quot;}" calcext:value-type="string">
            <text:p>"140":{"container":"MP4","videoResolution":null,"videoCodec":null,"videoProfile":null,"videoBitrate":null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P4</text:p>
          </table:table-cell>
          <table:table-cell table:number-columns-repeated="4"/>
          <table:table-cell office:value-type="string" calcext:value-type="string">
            <text:p>AAC</text:p>
          </table:table-cell>
          <table:table-cell office:value-type="float" office:value="256" calcext:value-type="float">
            <text:p>256</text:p>
          </table:table-cell>
          <table:table-cell table:formula="of:=&quot;&quot;&quot;&quot; &amp; [.A41] &amp; &quot;&quot;&quot;:{&quot;&quot;container&quot;&quot;:&quot; &amp; IF([.B41] &lt;&gt; &quot;&quot;; &quot;&quot;&quot;&quot; &amp; [.B41] &amp; &quot;&quot;&quot;&quot;; &quot;null&quot;) &amp; &quot;,&quot;&quot;videoResolution&quot;&quot;:&quot; &amp; IF([.C41] &lt;&gt; &quot;&quot;; &quot;&quot;&quot;&quot; &amp; [.C41] &amp; &quot;&quot;&quot;&quot;; &quot;null&quot;) &amp; &quot;,&quot;&quot;videoCodec&quot;&quot;:&quot; &amp; IF([.D41] &lt;&gt; &quot;&quot;; &quot;&quot;&quot;&quot; &amp; [.D41] &amp; &quot;&quot;&quot;&quot;; &quot;null&quot;) &amp; &quot;,&quot;&quot;videoProfile&quot;&quot;:&quot; &amp; IF([.E41] &lt;&gt; &quot;&quot;; &quot;&quot;&quot;&quot; &amp; [.E41] &amp; &quot;&quot;&quot;&quot;; &quot;null&quot;) &amp; &quot;,&quot;&quot;videoBitrate&quot;&quot;:&quot; &amp; IF([.F41] &lt;&gt; &quot;&quot;; &quot;&quot;&quot;&quot; &amp; [.F41] &amp; &quot;&quot;&quot;&quot;; &quot;null&quot;) &amp; &quot;,&quot;&quot;audioCodec&quot;&quot;:&quot; &amp; IF([.G41] &lt;&gt; &quot;&quot;; &quot;&quot;&quot;&quot; &amp; [.G41] &amp; &quot;&quot;&quot;&quot;; &quot;null&quot;) &amp; &quot;,&quot;&quot;audioBitrate&quot;&quot;:&quot; &amp; IF([.H41] &lt;&gt; &quot;&quot;; &quot;&quot;&quot;&quot; &amp; [.H41] &amp; &quot;&quot;&quot;&quot;; &quot;null&quot;) &amp; &quot;}&quot;" office:value-type="string" office:string-value="&quot;141&quot;:{&quot;container&quot;:&quot;MP4&quot;,&quot;videoResolution&quot;:null,&quot;videoCodec&quot;:null,&quot;videoProfile&quot;:null,&quot;videoBitrate&quot;:null,&quot;audioCodec&quot;:&quot;AAC&quot;,&quot;audioBitrate&quot;:&quot;256&quot;}" calcext:value-type="string">
            <text:p>"141":{"container":"MP4","videoResolution":null,"videoCodec":null,"videoProfile":null,"videoBitrate":null,"audioCodec":"AAC","audioBitrate":"256"}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ebM</text:p>
          </table:table-cell>
          <table:table-cell table:number-columns-repeated="4"/>
          <table:table-cell office:value-type="string" calcext:value-type="string">
            <text:p>Vorbis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42] &amp; &quot;&quot;&quot;:{&quot;&quot;container&quot;&quot;:&quot; &amp; IF([.B42] &lt;&gt; &quot;&quot;; &quot;&quot;&quot;&quot; &amp; [.B42] &amp; &quot;&quot;&quot;&quot;; &quot;null&quot;) &amp; &quot;,&quot;&quot;videoResolution&quot;&quot;:&quot; &amp; IF([.C42] &lt;&gt; &quot;&quot;; &quot;&quot;&quot;&quot; &amp; [.C42] &amp; &quot;&quot;&quot;&quot;; &quot;null&quot;) &amp; &quot;,&quot;&quot;videoCodec&quot;&quot;:&quot; &amp; IF([.D42] &lt;&gt; &quot;&quot;; &quot;&quot;&quot;&quot; &amp; [.D42] &amp; &quot;&quot;&quot;&quot;; &quot;null&quot;) &amp; &quot;,&quot;&quot;videoProfile&quot;&quot;:&quot; &amp; IF([.E42] &lt;&gt; &quot;&quot;; &quot;&quot;&quot;&quot; &amp; [.E42] &amp; &quot;&quot;&quot;&quot;; &quot;null&quot;) &amp; &quot;,&quot;&quot;videoBitrate&quot;&quot;:&quot; &amp; IF([.F42] &lt;&gt; &quot;&quot;; &quot;&quot;&quot;&quot; &amp; [.F42] &amp; &quot;&quot;&quot;&quot;; &quot;null&quot;) &amp; &quot;,&quot;&quot;audioCodec&quot;&quot;:&quot; &amp; IF([.G42] &lt;&gt; &quot;&quot;; &quot;&quot;&quot;&quot; &amp; [.G42] &amp; &quot;&quot;&quot;&quot;; &quot;null&quot;) &amp; &quot;,&quot;&quot;audioBitrate&quot;&quot;:&quot; &amp; IF([.H42] &lt;&gt; &quot;&quot;; &quot;&quot;&quot;&quot; &amp; [.H42] &amp; &quot;&quot;&quot;&quot;; &quot;null&quot;) &amp; &quot;}&quot;" office:value-type="string" office:string-value="&quot;171&quot;:{&quot;container&quot;:&quot;WebM&quot;,&quot;videoResolution&quot;:null,&quot;videoCodec&quot;:null,&quot;videoProfile&quot;:null,&quot;videoBitrate&quot;:null,&quot;audioCodec&quot;:&quot;Vorbis&quot;,&quot;audioBitrate&quot;:&quot;128&quot;}" calcext:value-type="string">
            <text:p>"171":{"container":"WebM","videoResolution":null,"videoCodec":null,"videoProfile":null,"videoBitrate":null,"audioCodec":"Vorbis","audioBitrate":"128"}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bM</text:p>
          </table:table-cell>
          <table:table-cell table:number-columns-repeated="4"/>
          <table:table-cell office:value-type="string" calcext:value-type="string">
            <text:p>Vorbis</text:p>
          </table:table-cell>
          <table:table-cell office:value-type="float" office:value="192" calcext:value-type="float">
            <text:p>192</text:p>
          </table:table-cell>
          <table:table-cell table:formula="of:=&quot;&quot;&quot;&quot; &amp; [.A43] &amp; &quot;&quot;&quot;:{&quot;&quot;container&quot;&quot;:&quot; &amp; IF([.B43] &lt;&gt; &quot;&quot;; &quot;&quot;&quot;&quot; &amp; [.B43] &amp; &quot;&quot;&quot;&quot;; &quot;null&quot;) &amp; &quot;,&quot;&quot;videoResolution&quot;&quot;:&quot; &amp; IF([.C43] &lt;&gt; &quot;&quot;; &quot;&quot;&quot;&quot; &amp; [.C43] &amp; &quot;&quot;&quot;&quot;; &quot;null&quot;) &amp; &quot;,&quot;&quot;videoCodec&quot;&quot;:&quot; &amp; IF([.D43] &lt;&gt; &quot;&quot;; &quot;&quot;&quot;&quot; &amp; [.D43] &amp; &quot;&quot;&quot;&quot;; &quot;null&quot;) &amp; &quot;,&quot;&quot;videoProfile&quot;&quot;:&quot; &amp; IF([.E43] &lt;&gt; &quot;&quot;; &quot;&quot;&quot;&quot; &amp; [.E43] &amp; &quot;&quot;&quot;&quot;; &quot;null&quot;) &amp; &quot;,&quot;&quot;videoBitrate&quot;&quot;:&quot; &amp; IF([.F43] &lt;&gt; &quot;&quot;; &quot;&quot;&quot;&quot; &amp; [.F43] &amp; &quot;&quot;&quot;&quot;; &quot;null&quot;) &amp; &quot;,&quot;&quot;audioCodec&quot;&quot;:&quot; &amp; IF([.G43] &lt;&gt; &quot;&quot;; &quot;&quot;&quot;&quot; &amp; [.G43] &amp; &quot;&quot;&quot;&quot;; &quot;null&quot;) &amp; &quot;,&quot;&quot;audioBitrate&quot;&quot;:&quot; &amp; IF([.H43] &lt;&gt; &quot;&quot;; &quot;&quot;&quot;&quot; &amp; [.H43] &amp; &quot;&quot;&quot;&quot;; &quot;null&quot;) &amp; &quot;}&quot;" office:value-type="string" office:string-value="&quot;172&quot;:{&quot;container&quot;:&quot;WebM&quot;,&quot;videoResolution&quot;:null,&quot;videoCodec&quot;:null,&quot;videoProfile&quot;:null,&quot;videoBitrate&quot;:null,&quot;audioCodec&quot;:&quot;Vorbis&quot;,&quot;audioBitrate&quot;:&quot;192&quot;}" calcext:value-type="string">
            <text:p>"172":{"container":"WebM","videoResolution":null,"videoCodec":null,"videoProfile":null,"videoBitrate":null,"audioCodec":"Vorbis","audioBitrate":"192"}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15-0.3</text:p>
          </table:table-cell>
          <table:table-cell office:value-type="string" calcext:value-type="string">
            <text:p>AAC</text:p>
          </table:table-cell>
          <table:table-cell office:value-type="float" office:value="48" calcext:value-type="float">
            <text:p>48</text:p>
          </table:table-cell>
          <table:table-cell table:formula="of:=&quot;&quot;&quot;&quot; &amp; [.A44] &amp; &quot;&quot;&quot;:{&quot;&quot;container&quot;&quot;:&quot; &amp; IF([.B44] &lt;&gt; &quot;&quot;; &quot;&quot;&quot;&quot; &amp; [.B44] &amp; &quot;&quot;&quot;&quot;; &quot;null&quot;) &amp; &quot;,&quot;&quot;videoResolution&quot;&quot;:&quot; &amp; IF([.C44] &lt;&gt; &quot;&quot;; &quot;&quot;&quot;&quot; &amp; [.C44] &amp; &quot;&quot;&quot;&quot;; &quot;null&quot;) &amp; &quot;,&quot;&quot;videoCodec&quot;&quot;:&quot; &amp; IF([.D44] &lt;&gt; &quot;&quot;; &quot;&quot;&quot;&quot; &amp; [.D44] &amp; &quot;&quot;&quot;&quot;; &quot;null&quot;) &amp; &quot;,&quot;&quot;videoProfile&quot;&quot;:&quot; &amp; IF([.E44] &lt;&gt; &quot;&quot;; &quot;&quot;&quot;&quot; &amp; [.E44] &amp; &quot;&quot;&quot;&quot;; &quot;null&quot;) &amp; &quot;,&quot;&quot;videoBitrate&quot;&quot;:&quot; &amp; IF([.F44] &lt;&gt; &quot;&quot;; &quot;&quot;&quot;&quot; &amp; [.F44] &amp; &quot;&quot;&quot;&quot;; &quot;null&quot;) &amp; &quot;,&quot;&quot;audioCodec&quot;&quot;:&quot; &amp; IF([.G44] &lt;&gt; &quot;&quot;; &quot;&quot;&quot;&quot; &amp; [.G44] &amp; &quot;&quot;&quot;&quot;; &quot;null&quot;) &amp; &quot;,&quot;&quot;audioBitrate&quot;&quot;:&quot; &amp; IF([.H44] &lt;&gt; &quot;&quot;; &quot;&quot;&quot;&quot; &amp; [.H44] &amp; &quot;&quot;&quot;&quot;; &quot;null&quot;) &amp; &quot;}&quot;" office:value-type="string" office:string-value="&quot;92&quot;:{&quot;container&quot;:&quot;TS&quot;,&quot;videoResolution&quot;:&quot;240p&quot;,&quot;videoCodec&quot;:&quot;H.264&quot;,&quot;videoProfile&quot;:&quot;Main&quot;,&quot;videoBitrate&quot;:&quot;0.15-0.3&quot;,&quot;audioCodec&quot;:&quot;AAC&quot;,&quot;audioBitrate&quot;:&quot;48&quot;}" calcext:value-type="string">
            <text:p>"92":{"container":"TS","videoResolution":"240p","videoCodec":"H.264","videoProfile":"Main","videoBitrate":"0.15-0.3","audioCodec":"AAC","audioBitrate":"48"}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5-1</text:p>
          </table:table-cell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45] &amp; &quot;&quot;&quot;:{&quot;&quot;container&quot;&quot;:&quot; &amp; IF([.B45] &lt;&gt; &quot;&quot;; &quot;&quot;&quot;&quot; &amp; [.B45] &amp; &quot;&quot;&quot;&quot;; &quot;null&quot;) &amp; &quot;,&quot;&quot;videoResolution&quot;&quot;:&quot; &amp; IF([.C45] &lt;&gt; &quot;&quot;; &quot;&quot;&quot;&quot; &amp; [.C45] &amp; &quot;&quot;&quot;&quot;; &quot;null&quot;) &amp; &quot;,&quot;&quot;videoCodec&quot;&quot;:&quot; &amp; IF([.D45] &lt;&gt; &quot;&quot;; &quot;&quot;&quot;&quot; &amp; [.D45] &amp; &quot;&quot;&quot;&quot;; &quot;null&quot;) &amp; &quot;,&quot;&quot;videoProfile&quot;&quot;:&quot; &amp; IF([.E45] &lt;&gt; &quot;&quot;; &quot;&quot;&quot;&quot; &amp; [.E45] &amp; &quot;&quot;&quot;&quot;; &quot;null&quot;) &amp; &quot;,&quot;&quot;videoBitrate&quot;&quot;:&quot; &amp; IF([.F45] &lt;&gt; &quot;&quot;; &quot;&quot;&quot;&quot; &amp; [.F45] &amp; &quot;&quot;&quot;&quot;; &quot;null&quot;) &amp; &quot;,&quot;&quot;audioCodec&quot;&quot;:&quot; &amp; IF([.G45] &lt;&gt; &quot;&quot;; &quot;&quot;&quot;&quot; &amp; [.G45] &amp; &quot;&quot;&quot;&quot;; &quot;null&quot;) &amp; &quot;,&quot;&quot;audioBitrate&quot;&quot;:&quot; &amp; IF([.H45] &lt;&gt; &quot;&quot;; &quot;&quot;&quot;&quot; &amp; [.H45] &amp; &quot;&quot;&quot;&quot;; &quot;null&quot;) &amp; &quot;}&quot;" office:value-type="string" office:string-value="&quot;93&quot;:{&quot;container&quot;:&quot;TS&quot;,&quot;videoResolution&quot;:&quot;360p&quot;,&quot;videoCodec&quot;:&quot;H.264&quot;,&quot;videoProfile&quot;:&quot;Main&quot;,&quot;videoBitrate&quot;:&quot;0.5-1&quot;,&quot;audioCodec&quot;:&quot;AAC&quot;,&quot;audioBitrate&quot;:&quot;128&quot;}" calcext:value-type="string">
            <text:p>"93":{"container":"TS","videoResolution":"360p","videoCodec":"H.264","videoProfile":"Main","videoBitrate":"0.5-1"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4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0.8-1.25</text:p>
          </table:table-cell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46] &amp; &quot;&quot;&quot;:{&quot;&quot;container&quot;&quot;:&quot; &amp; IF([.B46] &lt;&gt; &quot;&quot;; &quot;&quot;&quot;&quot; &amp; [.B46] &amp; &quot;&quot;&quot;&quot;; &quot;null&quot;) &amp; &quot;,&quot;&quot;videoResolution&quot;&quot;:&quot; &amp; IF([.C46] &lt;&gt; &quot;&quot;; &quot;&quot;&quot;&quot; &amp; [.C46] &amp; &quot;&quot;&quot;&quot;; &quot;null&quot;) &amp; &quot;,&quot;&quot;videoCodec&quot;&quot;:&quot; &amp; IF([.D46] &lt;&gt; &quot;&quot;; &quot;&quot;&quot;&quot; &amp; [.D46] &amp; &quot;&quot;&quot;&quot;; &quot;null&quot;) &amp; &quot;,&quot;&quot;videoProfile&quot;&quot;:&quot; &amp; IF([.E46] &lt;&gt; &quot;&quot;; &quot;&quot;&quot;&quot; &amp; [.E46] &amp; &quot;&quot;&quot;&quot;; &quot;null&quot;) &amp; &quot;,&quot;&quot;videoBitrate&quot;&quot;:&quot; &amp; IF([.F46] &lt;&gt; &quot;&quot;; &quot;&quot;&quot;&quot; &amp; [.F46] &amp; &quot;&quot;&quot;&quot;; &quot;null&quot;) &amp; &quot;,&quot;&quot;audioCodec&quot;&quot;:&quot; &amp; IF([.G46] &lt;&gt; &quot;&quot;; &quot;&quot;&quot;&quot; &amp; [.G46] &amp; &quot;&quot;&quot;&quot;; &quot;null&quot;) &amp; &quot;,&quot;&quot;audioBitrate&quot;&quot;:&quot; &amp; IF([.H46] &lt;&gt; &quot;&quot;; &quot;&quot;&quot;&quot; &amp; [.H46] &amp; &quot;&quot;&quot;&quot;; &quot;null&quot;) &amp; &quot;}&quot;" office:value-type="string" office:string-value="&quot;94&quot;:{&quot;container&quot;:&quot;TS&quot;,&quot;videoResolution&quot;:&quot;480p&quot;,&quot;videoCodec&quot;:&quot;H.264&quot;,&quot;videoProfile&quot;:&quot;Main&quot;,&quot;videoBitrate&quot;:&quot;0.8-1.25&quot;,&quot;audioCodec&quot;:&quot;AAC&quot;,&quot;audioBitrate&quot;:&quot;128&quot;}" calcext:value-type="string">
            <text:p>"94":{"container":"TS","videoResolution":"480p","videoCodec":"H.264","videoProfile":"Main","videoBitrate":"0.8-1.25"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1.5-3</text:p>
          </table:table-cell>
          <table:table-cell office:value-type="string" calcext:value-type="string">
            <text:p>AAC</text:p>
          </table:table-cell>
          <table:table-cell office:value-type="float" office:value="256" calcext:value-type="float">
            <text:p>256</text:p>
          </table:table-cell>
          <table:table-cell table:formula="of:=&quot;&quot;&quot;&quot; &amp; [.A47] &amp; &quot;&quot;&quot;:{&quot;&quot;container&quot;&quot;:&quot; &amp; IF([.B47] &lt;&gt; &quot;&quot;; &quot;&quot;&quot;&quot; &amp; [.B47] &amp; &quot;&quot;&quot;&quot;; &quot;null&quot;) &amp; &quot;,&quot;&quot;videoResolution&quot;&quot;:&quot; &amp; IF([.C47] &lt;&gt; &quot;&quot;; &quot;&quot;&quot;&quot; &amp; [.C47] &amp; &quot;&quot;&quot;&quot;; &quot;null&quot;) &amp; &quot;,&quot;&quot;videoCodec&quot;&quot;:&quot; &amp; IF([.D47] &lt;&gt; &quot;&quot;; &quot;&quot;&quot;&quot; &amp; [.D47] &amp; &quot;&quot;&quot;&quot;; &quot;null&quot;) &amp; &quot;,&quot;&quot;videoProfile&quot;&quot;:&quot; &amp; IF([.E47] &lt;&gt; &quot;&quot;; &quot;&quot;&quot;&quot; &amp; [.E47] &amp; &quot;&quot;&quot;&quot;; &quot;null&quot;) &amp; &quot;,&quot;&quot;videoBitrate&quot;&quot;:&quot; &amp; IF([.F47] &lt;&gt; &quot;&quot;; &quot;&quot;&quot;&quot; &amp; [.F47] &amp; &quot;&quot;&quot;&quot;; &quot;null&quot;) &amp; &quot;,&quot;&quot;audioCodec&quot;&quot;:&quot; &amp; IF([.G47] &lt;&gt; &quot;&quot;; &quot;&quot;&quot;&quot; &amp; [.G47] &amp; &quot;&quot;&quot;&quot;; &quot;null&quot;) &amp; &quot;,&quot;&quot;audioBitrate&quot;&quot;:&quot; &amp; IF([.H47] &lt;&gt; &quot;&quot;; &quot;&quot;&quot;&quot; &amp; [.H47] &amp; &quot;&quot;&quot;&quot;; &quot;null&quot;) &amp; &quot;}&quot;" office:value-type="string" office:string-value="&quot;95&quot;:{&quot;container&quot;:&quot;TS&quot;,&quot;videoResolution&quot;:&quot;720p&quot;,&quot;videoCodec&quot;:&quot;H.264&quot;,&quot;videoProfile&quot;:&quot;Main&quot;,&quot;videoBitrate&quot;:&quot;1.5-3&quot;,&quot;audioCodec&quot;:&quot;AAC&quot;,&quot;audioBitrate&quot;:&quot;256&quot;}" calcext:value-type="string">
            <text:p>"95":{"container":"TS","videoResolution":"720p","videoCodec":"H.264","videoProfile":"Main","videoBitrate":"1.5-3","audioCodec":"AAC","audioBitrate":"256"}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.5-6</text:p>
          </table:table-cell>
          <table:table-cell office:value-type="string" calcext:value-type="string">
            <text:p>AAC</text:p>
          </table:table-cell>
          <table:table-cell office:value-type="float" office:value="256" calcext:value-type="float">
            <text:p>256</text:p>
          </table:table-cell>
          <table:table-cell table:formula="of:=&quot;&quot;&quot;&quot; &amp; [.A48] &amp; &quot;&quot;&quot;:{&quot;&quot;container&quot;&quot;:&quot; &amp; IF([.B48] &lt;&gt; &quot;&quot;; &quot;&quot;&quot;&quot; &amp; [.B48] &amp; &quot;&quot;&quot;&quot;; &quot;null&quot;) &amp; &quot;,&quot;&quot;videoResolution&quot;&quot;:&quot; &amp; IF([.C48] &lt;&gt; &quot;&quot;; &quot;&quot;&quot;&quot; &amp; [.C48] &amp; &quot;&quot;&quot;&quot;; &quot;null&quot;) &amp; &quot;,&quot;&quot;videoCodec&quot;&quot;:&quot; &amp; IF([.D48] &lt;&gt; &quot;&quot;; &quot;&quot;&quot;&quot; &amp; [.D48] &amp; &quot;&quot;&quot;&quot;; &quot;null&quot;) &amp; &quot;,&quot;&quot;videoProfile&quot;&quot;:&quot; &amp; IF([.E48] &lt;&gt; &quot;&quot;; &quot;&quot;&quot;&quot; &amp; [.E48] &amp; &quot;&quot;&quot;&quot;; &quot;null&quot;) &amp; &quot;,&quot;&quot;videoBitrate&quot;&quot;:&quot; &amp; IF([.F48] &lt;&gt; &quot;&quot;; &quot;&quot;&quot;&quot; &amp; [.F48] &amp; &quot;&quot;&quot;&quot;; &quot;null&quot;) &amp; &quot;,&quot;&quot;audioCodec&quot;&quot;:&quot; &amp; IF([.G48] &lt;&gt; &quot;&quot;; &quot;&quot;&quot;&quot; &amp; [.G48] &amp; &quot;&quot;&quot;&quot;; &quot;null&quot;) &amp; &quot;,&quot;&quot;audioBitrate&quot;&quot;:&quot; &amp; IF([.H48] &lt;&gt; &quot;&quot;; &quot;&quot;&quot;&quot; &amp; [.H48] &amp; &quot;&quot;&quot;&quot;; &quot;null&quot;) &amp; &quot;}&quot;" office:value-type="string" office:string-value="&quot;96&quot;:{&quot;container&quot;:&quot;TS&quot;,&quot;videoResolution&quot;:&quot;1080p&quot;,&quot;videoCodec&quot;:&quot;H.264&quot;,&quot;videoProfile&quot;:&quot;High&quot;,&quot;videoBitrate&quot;:&quot;2.5-6&quot;,&quot;audioCodec&quot;:&quot;AAC&quot;,&quot;audioBitrate&quot;:&quot;256&quot;}" calcext:value-type="string">
            <text:p>"96":{"container":"TS","videoResolution":"1080p","videoCodec":"H.264","videoProfile":"High","videoBitrate":"2.5-6","audioCodec":"AAC","audioBitrate":"256"}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Main@L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C</text:p>
          </table:table-cell>
          <table:table-cell office:value-type="float" office:value="128" calcext:value-type="float">
            <text:p>128</text:p>
          </table:table-cell>
          <table:table-cell table:formula="of:=&quot;&quot;&quot;&quot; &amp; [.A49] &amp; &quot;&quot;&quot;:{&quot;&quot;container&quot;&quot;:&quot; &amp; IF([.B49] &lt;&gt; &quot;&quot;; &quot;&quot;&quot;&quot; &amp; [.B49] &amp; &quot;&quot;&quot;&quot;; &quot;null&quot;) &amp; &quot;,&quot;&quot;videoResolution&quot;&quot;:&quot; &amp; IF([.C49] &lt;&gt; &quot;&quot;; &quot;&quot;&quot;&quot; &amp; [.C49] &amp; &quot;&quot;&quot;&quot;; &quot;null&quot;) &amp; &quot;,&quot;&quot;videoCodec&quot;&quot;:&quot; &amp; IF([.D49] &lt;&gt; &quot;&quot;; &quot;&quot;&quot;&quot; &amp; [.D49] &amp; &quot;&quot;&quot;&quot;; &quot;null&quot;) &amp; &quot;,&quot;&quot;videoProfile&quot;&quot;:&quot; &amp; IF([.E49] &lt;&gt; &quot;&quot;; &quot;&quot;&quot;&quot; &amp; [.E49] &amp; &quot;&quot;&quot;&quot;; &quot;null&quot;) &amp; &quot;,&quot;&quot;videoBitrate&quot;&quot;:&quot; &amp; IF([.F49] &lt;&gt; &quot;&quot;; &quot;&quot;&quot;&quot; &amp; [.F49] &amp; &quot;&quot;&quot;&quot;; &quot;null&quot;) &amp; &quot;,&quot;&quot;audioCodec&quot;&quot;:&quot; &amp; IF([.G49] &lt;&gt; &quot;&quot;; &quot;&quot;&quot;&quot; &amp; [.G49] &amp; &quot;&quot;&quot;&quot;; &quot;null&quot;) &amp; &quot;,&quot;&quot;audioBitrate&quot;&quot;:&quot; &amp; IF([.H49] &lt;&gt; &quot;&quot;; &quot;&quot;&quot;&quot; &amp; [.H49] &amp; &quot;&quot;&quot;&quot;; &quot;null&quot;) &amp; &quot;}&quot;" office:value-type="string" office:string-value="&quot;120&quot;:{&quot;container&quot;:&quot;FLV&quot;,&quot;videoResolution&quot;:&quot;720p&quot;,&quot;videoCodec&quot;:&quot;H.264&quot;,&quot;videoProfile&quot;:&quot;Main@L3.1&quot;,&quot;videoBitrate&quot;:&quot;2&quot;,&quot;audioCodec&quot;:&quot;AAC&quot;,&quot;audioBitrate&quot;:&quot;128&quot;}" calcext:value-type="string">
            <text:p>"120":{"container":"FLV","videoResolution":"720p","videoCodec":"H.264","videoProfile":"Main@L3.1","videoBitrate":"2","audioCodec":"AAC","audioBitrate":"128"}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S</text:p>
          </table:table-cell>
          <table:table-cell table:number-columns-repeated="4"/>
          <table:table-cell office:value-type="string" calcext:value-type="string">
            <text:p>AAC</text:p>
          </table:table-cell>
          <table:table-cell office:value-type="float" office:value="96" calcext:value-type="float">
            <text:p>96</text:p>
          </table:table-cell>
          <table:table-cell table:formula="of:=&quot;&quot;&quot;&quot; &amp; [.A50] &amp; &quot;&quot;&quot;:{&quot;&quot;container&quot;&quot;:&quot; &amp; IF([.B50] &lt;&gt; &quot;&quot;; &quot;&quot;&quot;&quot; &amp; [.B50] &amp; &quot;&quot;&quot;&quot;; &quot;null&quot;) &amp; &quot;,&quot;&quot;videoResolution&quot;&quot;:&quot; &amp; IF([.C50] &lt;&gt; &quot;&quot;; &quot;&quot;&quot;&quot; &amp; [.C50] &amp; &quot;&quot;&quot;&quot;; &quot;null&quot;) &amp; &quot;,&quot;&quot;videoCodec&quot;&quot;:&quot; &amp; IF([.D50] &lt;&gt; &quot;&quot;; &quot;&quot;&quot;&quot; &amp; [.D50] &amp; &quot;&quot;&quot;&quot;; &quot;null&quot;) &amp; &quot;,&quot;&quot;videoProfile&quot;&quot;:&quot; &amp; IF([.E50] &lt;&gt; &quot;&quot;; &quot;&quot;&quot;&quot; &amp; [.E50] &amp; &quot;&quot;&quot;&quot;; &quot;null&quot;) &amp; &quot;,&quot;&quot;videoBitrate&quot;&quot;:&quot; &amp; IF([.F50] &lt;&gt; &quot;&quot;; &quot;&quot;&quot;&quot; &amp; [.F50] &amp; &quot;&quot;&quot;&quot;; &quot;null&quot;) &amp; &quot;,&quot;&quot;audioCodec&quot;&quot;:&quot; &amp; IF([.G50] &lt;&gt; &quot;&quot;; &quot;&quot;&quot;&quot; &amp; [.G50] &amp; &quot;&quot;&quot;&quot;; &quot;null&quot;) &amp; &quot;,&quot;&quot;audioBitrate&quot;&quot;:&quot; &amp; IF([.H50] &lt;&gt; &quot;&quot;; &quot;&quot;&quot;&quot; &amp; [.H50] &amp; &quot;&quot;&quot;&quot;; &quot;null&quot;) &amp; &quot;}&quot;" office:value-type="string" office:string-value="&quot;127&quot;:{&quot;container&quot;:&quot;TS&quot;,&quot;videoResolution&quot;:null,&quot;videoCodec&quot;:null,&quot;videoProfile&quot;:null,&quot;videoBitrate&quot;:null,&quot;audioCodec&quot;:&quot;AAC&quot;,&quot;audioBitrate&quot;:&quot;96&quot;}" calcext:value-type="string">
            <text:p>"127":{"container":"TS","videoResolution":null,"videoCodec":null,"videoProfile":null,"videoBitrate":null,"audioCodec":"AAC","audioBitrate":"96"}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S</text:p>
          </table:table-cell>
          <table:table-cell table:number-columns-repeated="4"/>
          <table:table-cell office:value-type="string" calcext:value-type="string">
            <text:p>AAC</text:p>
          </table:table-cell>
          <table:table-cell office:value-type="float" office:value="96" calcext:value-type="float">
            <text:p>96</text:p>
          </table:table-cell>
          <table:table-cell table:formula="of:=&quot;&quot;&quot;&quot; &amp; [.A51] &amp; &quot;&quot;&quot;:{&quot;&quot;container&quot;&quot;:&quot; &amp; IF([.B51] &lt;&gt; &quot;&quot;; &quot;&quot;&quot;&quot; &amp; [.B51] &amp; &quot;&quot;&quot;&quot;; &quot;null&quot;) &amp; &quot;,&quot;&quot;videoResolution&quot;&quot;:&quot; &amp; IF([.C51] &lt;&gt; &quot;&quot;; &quot;&quot;&quot;&quot; &amp; [.C51] &amp; &quot;&quot;&quot;&quot;; &quot;null&quot;) &amp; &quot;,&quot;&quot;videoCodec&quot;&quot;:&quot; &amp; IF([.D51] &lt;&gt; &quot;&quot;; &quot;&quot;&quot;&quot; &amp; [.D51] &amp; &quot;&quot;&quot;&quot;; &quot;null&quot;) &amp; &quot;,&quot;&quot;videoProfile&quot;&quot;:&quot; &amp; IF([.E51] &lt;&gt; &quot;&quot;; &quot;&quot;&quot;&quot; &amp; [.E51] &amp; &quot;&quot;&quot;&quot;; &quot;null&quot;) &amp; &quot;,&quot;&quot;videoBitrate&quot;&quot;:&quot; &amp; IF([.F51] &lt;&gt; &quot;&quot;; &quot;&quot;&quot;&quot; &amp; [.F51] &amp; &quot;&quot;&quot;&quot;; &quot;null&quot;) &amp; &quot;,&quot;&quot;audioCodec&quot;&quot;:&quot; &amp; IF([.G51] &lt;&gt; &quot;&quot;; &quot;&quot;&quot;&quot; &amp; [.G51] &amp; &quot;&quot;&quot;&quot;; &quot;null&quot;) &amp; &quot;,&quot;&quot;audioBitrate&quot;&quot;:&quot; &amp; IF([.H51] &lt;&gt; &quot;&quot;; &quot;&quot;&quot;&quot; &amp; [.H51] &amp; &quot;&quot;&quot;&quot;; &quot;null&quot;) &amp; &quot;}&quot;" office:value-type="string" office:string-value="&quot;128&quot;:{&quot;container&quot;:&quot;TS&quot;,&quot;videoResolution&quot;:null,&quot;videoCodec&quot;:null,&quot;videoProfile&quot;:null,&quot;videoBitrate&quot;:null,&quot;audioCodec&quot;:&quot;AAC&quot;,&quot;audioBitrate&quot;:&quot;96&quot;}" calcext:value-type="string">
            <text:p>"128":{"container":"TS","videoResolution":null,"videoCodec":null,"videoProfile":null,"videoBitrate":null,"audioCodec":"AAC","audioBitrate":"96"}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240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0.15-0.2</text:p>
          </table:table-cell>
          <table:table-cell office:value-type="string" calcext:value-type="string">
            <text:p>AAC</text:p>
          </table:table-cell>
          <table:table-cell office:value-type="float" office:value="48" calcext:value-type="float">
            <text:p>48</text:p>
          </table:table-cell>
          <table:table-cell table:formula="of:=&quot;&quot;&quot;&quot; &amp; [.A52] &amp; &quot;&quot;&quot;:{&quot;&quot;container&quot;&quot;:&quot; &amp; IF([.B52] &lt;&gt; &quot;&quot;; &quot;&quot;&quot;&quot; &amp; [.B52] &amp; &quot;&quot;&quot;&quot;; &quot;null&quot;) &amp; &quot;,&quot;&quot;videoResolution&quot;&quot;:&quot; &amp; IF([.C52] &lt;&gt; &quot;&quot;; &quot;&quot;&quot;&quot; &amp; [.C52] &amp; &quot;&quot;&quot;&quot;; &quot;null&quot;) &amp; &quot;,&quot;&quot;videoCodec&quot;&quot;:&quot; &amp; IF([.D52] &lt;&gt; &quot;&quot;; &quot;&quot;&quot;&quot; &amp; [.D52] &amp; &quot;&quot;&quot;&quot;; &quot;null&quot;) &amp; &quot;,&quot;&quot;videoProfile&quot;&quot;:&quot; &amp; IF([.E52] &lt;&gt; &quot;&quot;; &quot;&quot;&quot;&quot; &amp; [.E52] &amp; &quot;&quot;&quot;&quot;; &quot;null&quot;) &amp; &quot;,&quot;&quot;videoBitrate&quot;&quot;:&quot; &amp; IF([.F52] &lt;&gt; &quot;&quot;; &quot;&quot;&quot;&quot; &amp; [.F52] &amp; &quot;&quot;&quot;&quot;; &quot;null&quot;) &amp; &quot;,&quot;&quot;audioCodec&quot;&quot;:&quot; &amp; IF([.G52] &lt;&gt; &quot;&quot;; &quot;&quot;&quot;&quot; &amp; [.G52] &amp; &quot;&quot;&quot;&quot;; &quot;null&quot;) &amp; &quot;,&quot;&quot;audioBitrate&quot;&quot;:&quot; &amp; IF([.H52] &lt;&gt; &quot;&quot;; &quot;&quot;&quot;&quot; &amp; [.H52] &amp; &quot;&quot;&quot;&quot;; &quot;null&quot;) &amp; &quot;}&quot;" office:value-type="string" office:string-value="&quot;132&quot;:{&quot;container&quot;:&quot;TS&quot;,&quot;videoResolution&quot;:&quot;240p&quot;,&quot;videoCodec&quot;:&quot;H.264&quot;,&quot;videoProfile&quot;:&quot;Baseline&quot;,&quot;videoBitrate&quot;:&quot;0.15-0.2&quot;,&quot;audioCodec&quot;:&quot;AAC&quot;,&quot;audioBitrate&quot;:&quot;48&quot;}" calcext:value-type="string">
            <text:p>"132":{"container":"TS","videoResolution":"240p","videoCodec":"H.264","videoProfile":"Baseline","videoBitrate":"0.15-0.2","audioCodec":"AAC","audioBitrate":"48"}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72p</text:p>
          </table:table-cell>
          <table:table-cell office:value-type="string" calcext:value-type="string">
            <text:p>H.264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AAC</text:p>
          </table:table-cell>
          <table:table-cell office:value-type="float" office:value="24" calcext:value-type="float">
            <text:p>24</text:p>
          </table:table-cell>
          <table:table-cell table:formula="of:=&quot;&quot;&quot;&quot; &amp; [.A53] &amp; &quot;&quot;&quot;:{&quot;&quot;container&quot;&quot;:&quot; &amp; IF([.B53] &lt;&gt; &quot;&quot;; &quot;&quot;&quot;&quot; &amp; [.B53] &amp; &quot;&quot;&quot;&quot;; &quot;null&quot;) &amp; &quot;,&quot;&quot;videoResolution&quot;&quot;:&quot; &amp; IF([.C53] &lt;&gt; &quot;&quot;; &quot;&quot;&quot;&quot; &amp; [.C53] &amp; &quot;&quot;&quot;&quot;; &quot;null&quot;) &amp; &quot;,&quot;&quot;videoCodec&quot;&quot;:&quot; &amp; IF([.D53] &lt;&gt; &quot;&quot;; &quot;&quot;&quot;&quot; &amp; [.D53] &amp; &quot;&quot;&quot;&quot;; &quot;null&quot;) &amp; &quot;,&quot;&quot;videoProfile&quot;&quot;:&quot; &amp; IF([.E53] &lt;&gt; &quot;&quot;; &quot;&quot;&quot;&quot; &amp; [.E53] &amp; &quot;&quot;&quot;&quot;; &quot;null&quot;) &amp; &quot;,&quot;&quot;videoBitrate&quot;&quot;:&quot; &amp; IF([.F53] &lt;&gt; &quot;&quot;; &quot;&quot;&quot;&quot; &amp; [.F53] &amp; &quot;&quot;&quot;&quot;; &quot;null&quot;) &amp; &quot;,&quot;&quot;audioCodec&quot;&quot;:&quot; &amp; IF([.G53] &lt;&gt; &quot;&quot;; &quot;&quot;&quot;&quot; &amp; [.G53] &amp; &quot;&quot;&quot;&quot;; &quot;null&quot;) &amp; &quot;,&quot;&quot;audioBitrate&quot;&quot;:&quot; &amp; IF([.H53] &lt;&gt; &quot;&quot;; &quot;&quot;&quot;&quot; &amp; [.H53] &amp; &quot;&quot;&quot;&quot;; &quot;null&quot;) &amp; &quot;}&quot;" office:value-type="string" office:string-value="&quot;151&quot;:{&quot;container&quot;:&quot;TS&quot;,&quot;videoResolution&quot;:&quot;72p&quot;,&quot;videoCodec&quot;:&quot;H.264&quot;,&quot;videoProfile&quot;:&quot;Baseline&quot;,&quot;videoBitrate&quot;:&quot;0.05&quot;,&quot;audioCodec&quot;:&quot;AAC&quot;,&quot;audioBitrate&quot;:&quot;24&quot;}" calcext:value-type="string">
            <text:p>"151":{"container":"TS","videoResolution":"72p","videoCodec":"H.264","videoProfile":"Baseline","videoBitrate":"0.05","audioCodec":"AAC","audioBitrate":"24"}</text:p>
          </table:table-cell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2">
          <table:table-cell table:style-name="ce3" office:value-type="string" calcext:value-type="string">
            <text:p>JSON Concated</text:p>
          </table:table-cell>
          <table:table-cell table:style-name="ce4" table:formula="of:=&quot;{&quot; &amp; STRJOIN([.I2:.I53]; &quot;,&quot;) &amp; &quot;}&quot;" office:value-type="string" office:string-value="{&quot;5&quot;:{&quot;container&quot;:&quot;FLV&quot;,&quot;videoResolution&quot;:&quot;240p&quot;,&quot;videoCodec&quot;:&quot;Sorenson H.263&quot;,&quot;videoProfile&quot;:null,&quot;videoBitrate&quot;:&quot;0.25&quot;,&quot;audioCodec&quot;:&quot;MP3&quot;,&quot;audioBitrate&quot;:&quot;64&quot;},&quot;6&quot;:{&quot;container&quot;:&quot;FLV&quot;,&quot;videoResolution&quot;:&quot;270p&quot;,&quot;videoCodec&quot;:&quot;Sorenson H.263&quot;,&quot;videoProfile&quot;:null,&quot;videoBitrate&quot;:&quot;0.8&quot;,&quot;audioCodec&quot;:&quot;MP3&quot;,&quot;audioBitrate&quot;:&quot;64&quot;},&quot;13&quot;:{&quot;container&quot;:&quot;3GP&quot;,&quot;videoResolution&quot;:null,&quot;videoCodec&quot;:&quot;MPEG-4 Visual&quot;,&quot;videoProfile&quot;:null,&quot;videoBitrate&quot;:&quot;0.5&quot;,&quot;audioCodec&quot;:&quot;AAC&quot;,&quot;audioBitrate&quot;:null},&quot;17&quot;:{&quot;container&quot;:&quot;3GP&quot;,&quot;videoResolution&quot;:&quot;144p&quot;,&quot;videoCodec&quot;:&quot;MPEG-4 Visual&quot;,&quot;videoProfile&quot;:&quot;Simple&quot;,&quot;videoBitrate&quot;:&quot;0.05&quot;,&quot;audioCodec&quot;:&quot;AAC&quot;,&quot;audioBitrate&quot;:&quot;24&quot;},&quot;18&quot;:{&quot;container&quot;:&quot;MP4&quot;,&quot;videoResolution&quot;:&quot;360p&quot;,&quot;videoCodec&quot;:&quot;H.264&quot;,&quot;videoProfile&quot;:&quot;Baseline&quot;,&quot;videoBitrate&quot;:&quot;0.5&quot;,&quot;audioCodec&quot;:&quot;AAC&quot;,&quot;audioBitrate&quot;:&quot;96&quot;},&quot;22&quot;:{&quot;container&quot;:&quot;MP4&quot;,&quot;videoResolution&quot;:&quot;720p&quot;,&quot;videoCodec&quot;:&quot;H.264&quot;,&quot;videoProfile&quot;:&quot;High&quot;,&quot;videoBitrate&quot;:&quot;2-3&quot;,&quot;audioCodec&quot;:&quot;AAC&quot;,&quot;audioBitrate&quot;:&quot;192&quot;},&quot;34&quot;:{&quot;container&quot;:&quot;FLV&quot;,&quot;videoResolution&quot;:&quot;360p&quot;,&quot;videoCodec&quot;:&quot;H.264&quot;,&quot;videoProfile&quot;:&quot;Main&quot;,&quot;videoBitrate&quot;:&quot;0.5&quot;,&quot;audioCodec&quot;:&quot;AAC&quot;,&quot;audioBitrate&quot;:&quot;128&quot;},&quot;35&quot;:{&quot;container&quot;:&quot;FLV&quot;,&quot;videoResolution&quot;:&quot;480p&quot;,&quot;videoCodec&quot;:&quot;H.264&quot;,&quot;videoProfile&quot;:&quot;Main&quot;,&quot;videoBitrate&quot;:&quot;0.8-1&quot;,&quot;audioCodec&quot;:&quot;AAC&quot;,&quot;audioBitrate&quot;:&quot;128&quot;},&quot;36&quot;:{&quot;container&quot;:&quot;3GP&quot;,&quot;videoResolution&quot;:&quot;240p&quot;,&quot;videoCodec&quot;:&quot;MPEG-4 Visual&quot;,&quot;videoProfile&quot;:&quot;Simple&quot;,&quot;videoBitrate&quot;:&quot;175&quot;,&quot;audioCodec&quot;:&quot;AAC&quot;,&quot;audioBitrate&quot;:&quot;36&quot;},&quot;37&quot;:{&quot;container&quot;:&quot;MP4&quot;,&quot;videoResolution&quot;:&quot;1080p&quot;,&quot;videoCodec&quot;:&quot;H.264&quot;,&quot;videoProfile&quot;:&quot;High&quot;,&quot;videoBitrate&quot;:&quot;3–5.9&quot;,&quot;audioCodec&quot;:&quot;AAC&quot;,&quot;audioBitrate&quot;:&quot;192&quot;},&quot;38&quot;:{&quot;container&quot;:&quot;MP4&quot;,&quot;videoResolution&quot;:&quot;3072p&quot;,&quot;videoCodec&quot;:&quot;H.264&quot;,&quot;videoProfile&quot;:&quot;High&quot;,&quot;videoBitrate&quot;:&quot;3.5-5&quot;,&quot;audioCodec&quot;:&quot;AAC&quot;,&quot;audioBitrate&quot;:&quot;192&quot;},&quot;43&quot;:{&quot;container&quot;:&quot;WebM&quot;,&quot;videoResolution&quot;:&quot;360p&quot;,&quot;videoCodec&quot;:&quot;VP8&quot;,&quot;videoProfile&quot;:null,&quot;videoBitrate&quot;:&quot;0.5&quot;,&quot;audioCodec&quot;:&quot;Vorbis&quot;,&quot;audioBitrate&quot;:&quot;128&quot;},&quot;44&quot;:{&quot;container&quot;:&quot;WebM&quot;,&quot;videoResolution&quot;:&quot;480p&quot;,&quot;videoCodec&quot;:&quot;VP8&quot;,&quot;videoProfile&quot;:null,&quot;videoBitrate&quot;:&quot;1&quot;,&quot;audioCodec&quot;:&quot;Vorbis&quot;,&quot;audioBitrate&quot;:&quot;128&quot;},&quot;45&quot;:{&quot;container&quot;:&quot;WebM&quot;,&quot;videoResolution&quot;:&quot;720p&quot;,&quot;videoCodec&quot;:&quot;VP8&quot;,&quot;videoProfile&quot;:null,&quot;videoBitrate&quot;:&quot;2&quot;,&quot;audioCodec&quot;:&quot;Vorbis&quot;,&quot;audioBitrate&quot;:&quot;192&quot;},&quot;46&quot;:{&quot;container&quot;:&quot;WebM&quot;,&quot;videoResolution&quot;:&quot;1080p&quot;,&quot;videoCodec&quot;:&quot;VP8&quot;,&quot;videoProfile&quot;:null,&quot;videoBitrate&quot;:null,&quot;audioCodec&quot;:&quot;Vorbis&quot;,&quot;audioBitrate&quot;:&quot;192&quot;},&quot;82&quot;:{&quot;container&quot;:&quot;MP4&quot;,&quot;videoResolution&quot;:&quot;360p&quot;,&quot;videoCodec&quot;:&quot;H.264&quot;,&quot;videoProfile&quot;:&quot;3D&quot;,&quot;videoBitrate&quot;:&quot;0.5&quot;,&quot;audioCodec&quot;:&quot;AAC&quot;,&quot;audioBitrate&quot;:&quot;96&quot;},&quot;83&quot;:{&quot;container&quot;:&quot;MP4&quot;,&quot;videoResolution&quot;:&quot;240p&quot;,&quot;videoCodec&quot;:&quot;H.264&quot;,&quot;videoProfile&quot;:&quot;3D&quot;,&quot;videoBitrate&quot;:&quot;0.5&quot;,&quot;audioCodec&quot;:&quot;AAC&quot;,&quot;audioBitrate&quot;:&quot;96&quot;},&quot;84&quot;:{&quot;container&quot;:&quot;MP4&quot;,&quot;videoResolution&quot;:&quot;720p&quot;,&quot;videoCodec&quot;:&quot;H.264&quot;,&quot;videoProfile&quot;:&quot;3D&quot;,&quot;videoBitrate&quot;:&quot;2-3&quot;,&quot;audioCodec&quot;:&quot;AAC&quot;,&quot;audioBitrate&quot;:&quot;192&quot;},&quot;85&quot;:{&quot;container&quot;:&quot;MP4&quot;,&quot;videoResolution&quot;:&quot;1080p&quot;,&quot;videoCodec&quot;:&quot;H.264&quot;,&quot;videoProfile&quot;:&quot;3D&quot;,&quot;videoBitrate&quot;:&quot;3-4&quot;,&quot;audioCodec&quot;:&quot;AAC&quot;,&quot;audioBitrate&quot;:&quot;192&quot;},&quot;100&quot;:{&quot;container&quot;:&quot;WebM&quot;,&quot;videoResolution&quot;:&quot;360p&quot;,&quot;videoCodec&quot;:&quot;VP8&quot;,&quot;videoProfile&quot;:&quot;3D&quot;,&quot;videoBitrate&quot;:null,&quot;audioCodec&quot;:&quot;Vorbis&quot;,&quot;audioBitrate&quot;:&quot;128&quot;},&quot;101&quot;:{&quot;container&quot;:&quot;WebM&quot;,&quot;videoResolution&quot;:&quot;360p&quot;,&quot;videoCodec&quot;:&quot;VP8&quot;,&quot;videoProfile&quot;:&quot;3D&quot;,&quot;videoBitrate&quot;:null,&quot;audioCodec&quot;:&quot;Vorbis&quot;,&quot;audioBitrate&quot;:&quot;192&quot;},&quot;102&quot;:{&quot;container&quot;:&quot;WebM&quot;,&quot;videoResolution&quot;:&quot;720p&quot;,&quot;videoCodec&quot;:&quot;VP8&quot;,&quot;videoProfile&quot;:&quot;3D&quot;,&quot;videoBitrate&quot;:null,&quot;audioCodec&quot;:&quot;Vorbis&quot;,&quot;audioBitrate&quot;:&quot;192&quot;},&quot;133&quot;:{&quot;container&quot;:&quot;MP4&quot;,&quot;videoResolution&quot;:&quot;240p&quot;,&quot;videoCodec&quot;:&quot;H.264&quot;,&quot;videoProfile&quot;:&quot;Main&quot;,&quot;videoBitrate&quot;:&quot;0.2-0.3&quot;,&quot;audioCodec&quot;:null,&quot;audioBitrate&quot;:null},&quot;134&quot;:{&quot;container&quot;:&quot;MP4&quot;,&quot;videoResolution&quot;:&quot;360p&quot;,&quot;videoCodec&quot;:&quot;H.264&quot;,&quot;videoProfile&quot;:&quot;Main&quot;,&quot;videoBitrate&quot;:&quot;0.3-0.4&quot;,&quot;audioCodec&quot;:null,&quot;audioBitrate&quot;:null},&quot;135&quot;:{&quot;container&quot;:&quot;MP4&quot;,&quot;videoResolution&quot;:&quot;480p&quot;,&quot;videoCodec&quot;:&quot;H.264&quot;,&quot;videoProfile&quot;:&quot;Main&quot;,&quot;videoBitrate&quot;:&quot;0.5-1&quot;,&quot;audioCodec&quot;:null,&quot;audioBitrate&quot;:null},&quot;136&quot;:{&quot;container&quot;:&quot;MP4&quot;,&quot;videoResolution&quot;:&quot;720p&quot;,&quot;videoCodec&quot;:&quot;H.264&quot;,&quot;videoProfile&quot;:&quot;Main&quot;,&quot;videoBitrate&quot;:&quot;1-1.5&quot;,&quot;audioCodec&quot;:null,&quot;audioBitrate&quot;:null},&quot;137&quot;:{&quot;container&quot;:&quot;MP4&quot;,&quot;videoResolution&quot;:&quot;1080p&quot;,&quot;videoCodec&quot;:&quot;H.264&quot;,&quot;videoProfile&quot;:&quot;High&quot;,&quot;videoBitrate&quot;:&quot;2-3&quot;,&quot;audioCodec&quot;:null,&quot;audioBitrate&quot;:null},&quot;138&quot;:{&quot;container&quot;:&quot;MP4&quot;,&quot;videoResolution&quot;:&quot;1440p&quot;,&quot;videoCodec&quot;:&quot;H.264&quot;,&quot;videoProfile&quot;:&quot;High&quot;,&quot;videoBitrate&quot;:&quot;4.4&quot;,&quot;audioCodec&quot;:null,&quot;audioBitrate&quot;:null},&quot;160&quot;:{&quot;container&quot;:&quot;MP4&quot;,&quot;videoResolution&quot;:&quot;144p&quot;,&quot;videoCodec&quot;:&quot;H.264&quot;,&quot;videoProfile&quot;:&quot;Main&quot;,&quot;videoBitrate&quot;:&quot;0.1&quot;,&quot;audioCodec&quot;:null,&quot;audioBitrate&quot;:null},&quot;242&quot;:{&quot;container&quot;:&quot;WebM&quot;,&quot;videoResolution&quot;:&quot;240p&quot;,&quot;videoCodec&quot;:&quot;VP9&quot;,&quot;videoProfile&quot;:null,&quot;videoBitrate&quot;:&quot;0.1-0.2&quot;,&quot;audioCodec&quot;:null,&quot;audioBitrate&quot;:null},&quot;243&quot;:{&quot;container&quot;:&quot;WebM&quot;,&quot;videoResolution&quot;:&quot;360p&quot;,&quot;videoCodec&quot;:&quot;VP9&quot;,&quot;videoProfile&quot;:null,&quot;videoBitrate&quot;:&quot;0.25&quot;,&quot;audioCodec&quot;:null,&quot;audioBitrate&quot;:null},&quot;244&quot;:{&quot;container&quot;:&quot;WebM&quot;,&quot;videoResolution&quot;:&quot;480p&quot;,&quot;videoCodec&quot;:&quot;VP9&quot;,&quot;videoProfile&quot;:null,&quot;videoBitrate&quot;:&quot;0.5&quot;,&quot;audioCodec&quot;:null,&quot;audioBitrate&quot;:null},&quot;247&quot;:{&quot;container&quot;:&quot;WebM&quot;,&quot;videoResolution&quot;:&quot;720p&quot;,&quot;videoCodec&quot;:&quot;VP9&quot;,&quot;videoProfile&quot;:null,&quot;videoBitrate&quot;:&quot;0.7-0.8&quot;,&quot;audioCodec&quot;:null,&quot;audioBitrate&quot;:null},&quot;248&quot;:{&quot;container&quot;:&quot;WebM&quot;,&quot;videoResolution&quot;:&quot;1080p&quot;,&quot;videoCodec&quot;:&quot;VP9&quot;,&quot;videoProfile&quot;:null,&quot;videoBitrate&quot;:&quot;1.5&quot;,&quot;audioCodec&quot;:null,&quot;audioBitrate&quot;:null},&quot;264&quot;:{&quot;container&quot;:&quot;MP4&quot;,&quot;videoResolution&quot;:&quot;1440p&quot;,&quot;videoCodec&quot;:&quot;H.264&quot;,&quot;videoProfile&quot;:&quot;High&quot;,&quot;videoBitrate&quot;:&quot;3.7&quot;,&quot;audioCodec&quot;:null,&quot;audioBitrate&quot;:null},&quot;271&quot;:{&quot;container&quot;:&quot;WebM&quot;,&quot;videoResolution&quot;:&quot;1440p&quot;,&quot;videoCodec&quot;:&quot;VP9&quot;,&quot;videoProfile&quot;:null,&quot;videoBitrate&quot;:&quot;4&quot;,&quot;audioCodec&quot;:null,&quot;audioBitrate&quot;:null},&quot;278&quot;:{&quot;container&quot;:&quot;WebM&quot;,&quot;videoResolution&quot;:&quot;144p&quot;,&quot;videoCodec&quot;:&quot;VP9&quot;,&quot;videoProfile&quot;:null,&quot;videoBitrate&quot;:&quot;0.08&quot;,&quot;audioCodec&quot;:null,&quot;audioBitrate&quot;:null},&quot;139&quot;:{&quot;container&quot;:&quot;MP4&quot;,&quot;videoResolution&quot;:null,&quot;videoCodec&quot;:null,&quot;videoProfile&quot;:null,&quot;videoBitrate&quot;:null,&quot;audioCodec&quot;:&quot;AAC&quot;,&quot;audioBitrate&quot;:&quot;48&quot;},&quot;140&quot;:{&quot;container&quot;:&quot;MP4&quot;,&quot;videoResolution&quot;:null,&quot;videoCodec&quot;:null,&quot;videoProfile&quot;:null,&quot;videoBitrate&quot;:null,&quot;audioCodec&quot;:&quot;AAC&quot;,&quot;audioBitrate&quot;:&quot;128&quot;},&quot;141&quot;:{&quot;container&quot;:&quot;MP4&quot;,&quot;videoResolution&quot;:null,&quot;videoCodec&quot;:null,&quot;videoProfile&quot;:null,&quot;videoBitrate&quot;:null,&quot;audioCodec&quot;:&quot;AAC&quot;,&quot;audioBitrate&quot;:&quot;256&quot;},&quot;171&quot;:{&quot;container&quot;:&quot;WebM&quot;,&quot;videoResolution&quot;:null,&quot;videoCodec&quot;:null,&quot;videoProfile&quot;:null,&quot;videoBitrate&quot;:null,&quot;audioCodec&quot;:&quot;Vorbis&quot;,&quot;audioBitrate&quot;:&quot;128&quot;},&quot;172&quot;:{&quot;container&quot;:&quot;WebM&quot;,&quot;videoResolution&quot;:null,&quot;videoCodec&quot;:null,&quot;videoProfile&quot;:null,&quot;videoBitrate&quot;:null,&quot;audioCodec&quot;:&quot;Vorbis&quot;,&quot;audioBitrate&quot;:&quot;192&quot;},&quot;92&quot;:{&quot;container&quot;:&quot;TS&quot;,&quot;videoResolution&quot;:&quot;240p&quot;,&quot;videoCodec&quot;:&quot;H.264&quot;,&quot;videoProfile&quot;:&quot;Main&quot;,&quot;videoBitrate&quot;:&quot;0.15-0.3&quot;,&quot;audioCodec&quot;:&quot;AAC&quot;,&quot;audioBitrate&quot;:&quot;48&quot;},&quot;93&quot;:{&quot;container&quot;:&quot;TS&quot;,&quot;videoResolution&quot;:&quot;360p&quot;,&quot;videoCodec&quot;:&quot;H.264&quot;,&quot;videoProfile&quot;:&quot;Main&quot;,&quot;videoBitrate&quot;:&quot;0.5-1&quot;,&quot;audioCodec&quot;:&quot;AAC&quot;,&quot;audioBitrate&quot;:&quot;128&quot;},&quot;94&quot;:{&quot;container&quot;:&quot;TS&quot;,&quot;videoResolution&quot;:&quot;480p&quot;,&quot;videoCodec&quot;:&quot;H.264&quot;,&quot;videoProfile&quot;:&quot;Main&quot;,&quot;videoBitrate&quot;:&quot;0.8-1.25&quot;,&quot;audioCodec&quot;:&quot;AAC&quot;,&quot;audioBitrate&quot;:&quot;128&quot;},&quot;95&quot;:{&quot;container&quot;:&quot;TS&quot;,&quot;videoResolution&quot;:&quot;720p&quot;,&quot;videoCodec&quot;:&quot;H.264&quot;,&quot;videoProfile&quot;:&quot;Main&quot;,&quot;videoBitrate&quot;:&quot;1.5-3&quot;,&quot;audioCodec&quot;:&quot;AAC&quot;,&quot;audioBitrate&quot;:&quot;256&quot;},&quot;96&quot;:{&quot;container&quot;:&quot;TS&quot;,&quot;videoResolution&quot;:&quot;1080p&quot;,&quot;videoCodec&quot;:&quot;H.264&quot;,&quot;videoProfile&quot;:&quot;High&quot;,&quot;videoBitrate&quot;:&quot;2.5-6&quot;,&quot;audioCodec&quot;:&quot;AAC&quot;,&quot;audioBitrate&quot;:&quot;256&quot;},&quot;120&quot;:{&quot;container&quot;:&quot;FLV&quot;,&quot;videoResolution&quot;:&quot;720p&quot;,&quot;videoCodec&quot;:&quot;H.264&quot;,&quot;videoProfile&quot;:&quot;Main@L3.1&quot;,&quot;videoBitrate&quot;:&quot;2&quot;,&quot;audioCodec&quot;:&quot;AAC&quot;,&quot;audioBitrate&quot;:&quot;128&quot;},&quot;127&quot;:{&quot;container&quot;:&quot;TS&quot;,&quot;videoResolution&quot;:null,&quot;videoCodec&quot;:null,&quot;videoProfile&quot;:null,&quot;videoBitrate&quot;:null,&quot;audioCodec&quot;:&quot;AAC&quot;,&quot;audioBitrate&quot;:&quot;96&quot;},&quot;128&quot;:{&quot;container&quot;:&quot;TS&quot;,&quot;videoResolution&quot;:null,&quot;videoCodec&quot;:null,&quot;videoProfile&quot;:null,&quot;videoBitrate&quot;:null,&quot;audioCodec&quot;:&quot;AAC&quot;,&quot;audioBitrate&quot;:&quot;96&quot;},&quot;132&quot;:{&quot;container&quot;:&quot;TS&quot;,&quot;videoResolution&quot;:&quot;240p&quot;,&quot;videoCodec&quot;:&quot;H.264&quot;,&quot;videoProfile&quot;:&quot;Baseline&quot;,&quot;videoBitrate&quot;:&quot;0.15-0.2&quot;,&quot;audioCodec&quot;:&quot;AAC&quot;,&quot;audioBitrate&quot;:&quot;48&quot;},&quot;151&quot;:{&quot;container&quot;:&quot;TS&quot;,&quot;videoResolution&quot;:&quot;72p&quot;,&quot;videoCodec&quot;:&quot;H.264&quot;,&quot;videoProfile&quot;:&quot;Baseline&quot;,&quot;videoBitrate&quot;:&quot;0.05&quot;,&quot;audioCodec&quot;:&quot;AAC&quot;,&quot;audioBitrate&quot;:&quot;24&quot;}}" calcext:value-type="string" table:number-columns-spanned="16" table:number-rows-spanned="1">
            <text:p>{"5":{"container":"FLV","videoResolution":"240p","videoCodec":"Sorenson H.263","videoProfile":null,"videoBitrate":"0.25","audioCodec":"MP3","audioBitrate":"64"},"6":{"container":"FLV","videoResolution":"270p","videoCodec":"Sorenson H.263","videoProfile":null,"videoBitrate":"0.8","audioCodec":"MP3","audioBitrate":"64"},"13":{"container":"3GP","videoResolution":null,"videoCodec":"MPEG-4 Visual","videoProfile":null,"videoBitrate":"0.5","audioCodec":"AAC","audioBitrate":null},"17":{"container":"3GP","videoResolution":"144p","videoCodec":"MPEG-4 Visual","videoProfile":"Simple","videoBitrate":"0.05","audioCodec":"AAC","audioBitrate":"24"},"18":{"container":"MP4","videoResolution":"360p","videoCodec":"H.264","videoProfile":"Baseline","videoBitrate":"0.5","audioCodec":"AAC","audioBitrate":"96"},"22":{"container":"MP4","videoResolution":"720p","videoCodec":"H.264","videoProfile":"High","videoBitrate":"2-3","audioCodec":"AAC","audioBitrate":"192"},"34":{"container":"FLV","videoResolution":"360p","videoCodec":"H.264","videoProfile":"Main","videoBitrate":"0.5","audioCodec":"AAC","audioBitrate":"128"},"35":{"container":"FLV","videoResolution":"480p","videoCodec":"H.264","videoProfile":"Main","videoBitrate":"0.8-1","audioCodec":"AAC","audioBitrate":"128"},"36":{"container":"3GP","videoResolution":"240p","videoCodec":"MPEG-4 Visual","videoProfile":"Simple","videoBitrate":"175","audioCodec":"AAC","audioBitrate":"36"},"37":{"container":"MP4","videoResolution":"1080p","videoCodec":"H.264","videoProfile":"High","videoBitrate":"3–5.9","audioCodec":"AAC","audioBitrate":"192"},"38":{"container":"MP4","videoResolution":"3072p","videoCodec":"H.264","videoProfile":"High","videoBitrate":"3.5-5","audioCodec":"AAC","audioBitrate":"192"},"43":{"container":"WebM","videoResolution":"360p","videoCodec":"VP8","videoProfile":null,"videoBitrate":"0.5","audioCodec":"Vorbis","audioBitrate":"128"},"44":{"container":"WebM","videoResolution":"480p","videoCodec":"VP8","videoProfile":null,"videoBitrate":"1","audioCodec":"Vorbis","audioBitrate":"128"},"45":{"container":"WebM","videoResolution":"720p","videoCodec":"VP8","videoProfile":null,"videoBitrate":"2","audioCodec":"Vorbis","audioBitrate":"192"},"46":{"container":"WebM","videoResolution":"1080p","videoCodec":"VP8","videoProfile":null,"videoBitrate":null,"audioCodec":"Vorbis","audioBitrate":"192"},"82":{"container":"MP4","videoResolution":"360p","videoCodec":"H.264","videoProfile":"3D","videoBitrate":"0.5","audioCodec":"AAC","audioBitrate":"96"},"83":{"container":"MP4","videoResolution":"240p","videoCodec":"H.264","videoProfile":"3D","videoBitrate":"0.5","audioCodec":"AAC","audioBitrate":"96"},"84":{"container":"MP4","videoResolution":"720p","videoCodec":"H.264","videoProfile":"3D","videoBitrate":"2-3","audioCodec":"AAC","audioBitrate":"192"},"85":{"container":"MP4","videoResolution":"1080p","videoCodec":"H.264","videoProfile":"3D","videoBitrate":"3-4","audioCodec":"AAC","audioBitrate":"192"},"100":{"container":"WebM","videoResolution":"360p","videoCodec":"VP8","videoProfile":"3D","videoBitrate":null,"audioCodec":"Vorbis","audioBitrate":"128"},"101":{"container":"WebM","videoResolution":"360p","videoCodec":"VP8","videoProfile":"3D","videoBitrate":null,"audioCodec":"Vorbis","audioBitrate":"192"},"102":{"container":"WebM","videoResolution":"720p","videoCodec":"VP8","videoProfile":"3D","videoBitrate":null,"audioCodec":"Vorbis","audioBitrate":"192"},"133":{"container":"MP4","videoResolution":"240p","videoCodec":"H.264","videoProfile":"Main","videoBitrate":"0.2-0.3","audioCodec":null,"audioBitrate":null},"134":{"container":"MP4","videoResolution":"360p","videoCodec":"H.264","videoProfile":"Main","videoBitrate":"0.3-0.4","audioCodec":null,"audioBitrate":null},"135":{"container":"MP4","videoResolution":"480p","videoCodec":"H.264","videoProfile":"Main","videoBitrate":"0.5-1","audioCodec":null,"audioBitrate":null},"136":{"container":"MP4","videoResolution":"720p","videoCodec":"H.264","videoProfile":"Main","videoBitrate":"1-1.5","audioCodec":null,"audioBitrate":null},"137":{"container":"MP4","videoResolution":"1080p","videoCodec":"H.264","videoProfile":"High","videoBitrate":"2-3","audioCodec":null,"audioBitrate":null},"138":{"container":"MP4","videoResolution":"1440p","videoCodec":"H.264","videoProfile":"High","videoBitrate":"4.4","audioCodec":null,"audioBitrate":null},"160":{"container":"MP4","videoResolution":"144p","videoCodec":"H.264","videoProfile":"Main","videoBitrate":"0.1","audioCodec":null,"audioBitrate":null},"242":{"container":"WebM","videoResolution":"240p","videoCodec":"VP9","videoProfile":null,"videoBitrate":"0.1-0.2","audioCodec":null,"audioBitrate":null},"243":{"container":"WebM","videoResolution":"360p","videoCodec":"VP9","videoProfile":null,"videoBitrate":"0.25","audioCodec":null,"audioBitrate":null},"244":{"container":"WebM","videoResolution":"480p","videoCodec":"VP9","videoProfile":null,"videoBitrate":"0.5","audioCodec":null,"audioBitrate":null},"247":{"container":"WebM","videoResolution":"720p","videoCodec":"VP9","videoProfile":null,"videoBitrate":"0.7-0.8","audioCodec":null,"audioBitrate":null},"248":{"container":"WebM","videoResolution":"1080p","videoCodec":"VP9","videoProfile":null,"videoBitrate":"1.5","audioCodec":null,"audioBitrate":null},"264":{"container":"MP4","videoResolution":"1440p","videoCodec":"H.264","videoProfile":"High","videoBitrate":"3.7","audioCodec":null,"audioBitrate":null},"271":{"container":"WebM","videoResolution":"1440p","videoCodec":"VP9","videoProfile":null,"videoBitrate":"4","audioCodec":null,"audioBitrate":null},"278":{"container":"WebM","videoResolution":"144p","videoCodec":"VP9","videoProfile":null,"videoBitrate":"0.08","audioCodec":null,"audioBitrate":null},"139":{"container":"MP4","videoResolution":null,"videoCodec":null,"videoProfile":null,"videoBitrate":null,"audioCodec":"AAC","audioBitrate":"48"},"140":{"container":"MP4","videoResolution":null,"videoCodec":null,"videoProfile":null,"videoBitrate":null,"audioCodec":"AAC","audioBitrate":"128"},"141":{"container":"MP4","videoResolution":null,"videoCodec":null,"videoProfile":null,"videoBitrate":null,"audioCodec":"AAC","audioBitrate":"256"},"171":{"container":"WebM","videoResolution":null,"videoCodec":null,"videoProfile":null,"videoBitrate":null,"audioCodec":"Vorbis","audioBitrate":"128"},"172":{"container":"WebM","videoResolution":null,"videoCodec":null,"videoProfile":null,"videoBitrate":null,"audioCodec":"Vorbis","audioBitrate":"192"},"92":{"container":"TS","videoResolution":"240p","videoCodec":"H.264","videoProfile":"Main","videoBitrate":"0.15-0.3","audioCodec":"AAC","audioBitrate":"48"},"93":{"container":"TS","videoResolution":"360p","videoCodec":"H.264","videoProfile":"Main","videoBitrate":"0.5-1","audioCodec":"AAC","audioBitrate":"128"},"94":{"container":"TS","videoResolution":"480p","videoCodec":"H.264","videoProfile":"Main","videoBitrate":"0.8-1.25","audioCodec":"AAC","audioBitrate":"128"},"95":{"container":"TS","videoResolution":"720p","videoCodec":"H.264","videoProfile":"Main","videoBitrate":"1.5-3","audioCodec":"AAC","audioBitrate":"256"},"96":{"container":"TS","videoResolution":"1080p","videoCodec":"H.264","videoProfile":"High","videoBitrate":"2.5-6","audioCodec":"AAC","audioBitrate":"256"},"120":{"container":"FLV","videoResolution":"720p","videoCodec":"H.264","videoProfile":"Main@L3.1","videoBitrate":"2","audioCodec":"AAC","audioBitrate":"128"},"127":{"container":"TS","videoResolution":null,"videoCodec":null,"videoProfile":null,"videoBitrate":null,"audioCodec":"AAC","audioBitrate":"96"},"128":{"container":"TS","videoResolution":null,"videoCodec":null,"videoProfile":null,"videoBitrate":null,"audioCodec":"AAC","audioBitrate":"96"},"132":{"container":"TS","videoResolution":"240p","videoCodec":"H.264","videoProfile":"Baseline","videoBitrate":"0.15-0.2","audioCodec":"AAC","audioBitrate":"48"},"151":{"container":"TS","videoResolution":"72p","videoCodec":"H.264","videoProfile":"Baseline","videoBitrate":"0.05","audioCodec":"AAC","audioBitrate":"24"}}</text:p>
          </table:table-cell>
          <table:covered-table-cell table:number-columns-repeated="6" table:style-name="Default"/>
          <table:covered-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Default" office:value-type="string" calcext:value-type="string">
            <text:p>http://en.wikipedia.org/wiki/YouTube#Quality_and_codecs</text:p>
          </table:table-cell>
          <table:table-cell table:style-name="Default" table:number-columns-repeated="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1:01:49.535298809</meta:creation-date>
    <dc:date>2014-09-04T01:51:56.305933000</dc:date>
    <meta:editing-duration>PT34M30S</meta:editing-duration>
    <meta:editing-cycles>11</meta:editing-cycles>
    <meta:generator>LibreOffice/4.2.6.3$Linux_X86_64 LibreOffice_project/420m0$Build-3</meta:generator>
    <meta:document-statistic meta:table-count="1" meta:cell-count="403" meta:object-count="0"/>
  </office:meta>
</office:document-meta>
</file>